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ffffff" draw:textarea-vertical-align="middle"/>
    </style:style>
    <style:style style:name="gr2" style:family="graphic" style:parent-style-name="objectwithoutfill">
      <style:graphic-properties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21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7.774cm"/>
    </style:style>
    <style:style style:name="gr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425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77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04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1.1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2.236cm"/>
    </style:style>
    <style:style style:name="gr14" style:family="graphic" style:parent-style-name="standard">
      <style:graphic-properties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8.473cm"/>
    </style:style>
    <style:style style:name="gr16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3.435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1" style:family="graphic" style:parent-style-name="objectwithoutfill">
      <style:graphic-properties draw:stroke="dash" draw:stroke-dash="Fine_20_Dashed_20__28_var_29_"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242cm" fo:padding-top="0.15cm" fo:padding-bottom="0.15cm" fo:padding-left="0.275cm" fo:padding-right="0.275cm"/>
    </style:style>
    <style:style style:name="gr23" style:family="graphic" style:parent-style-name="objectwithoutfill">
      <style:graphic-properties draw:stroke="dash" draw:stroke-dash="Fine_20_Dashed_20__28_var_29_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1.411cm" fo:min-width="3.947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9.396cm"/>
    </style:style>
    <style:style style:name="gr26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907cm" fo:padding-top="0.15cm" fo:padding-bottom="0.15cm" fo:padding-left="0.275cm" fo:padding-right="0.275cm"/>
    </style:style>
    <style:style style:name="gr27" style:family="graphic" style:parent-style-name="objectwithoutfill">
      <style:graphic-properties draw:stroke="solid" draw:stroke-dash="Ultra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draw:stroke="dash" draw:stroke-dash="Ultra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7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8.147cm"/>
    </style:style>
    <style:style style:name="gr32" style:family="graphic" style:parent-style-name="objectwithoutfill">
      <style:graphic-properties draw:stroke-dash="Fine_20_Dashed"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draw:stroke="dash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463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15.073cm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4.958cm" fo:padding-top="0.15cm" fo:padding-bottom="0.15cm" fo:padding-left="0.275cm" fo:padding-right="0.275cm"/>
    </style:style>
    <style:style style:name="gr38" style:family="graphic" style:parent-style-name="objectwithoutfill">
      <style:graphic-properties draw:stroke="solid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7.19cm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4.726cm" fo:padding-top="0.15cm" fo:padding-bottom="0.15cm" fo:padding-left="0.275cm" fo:padding-right="0.275cm"/>
    </style:style>
    <style:style style:name="gr41" style:family="graphic" style:parent-style-name="objectwithoutfill">
      <style:graphic-properties draw:stroke="solid" draw:stroke-dash="Fine_20_Dashed_20__28_var_29_"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16.131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2.441cm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1.05cm" fo:min-width="0cm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0.471cm" fo:min-width="0cm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1.881cm" fo:min-width="5.535cm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911cm" fo:padding-top="0.15cm" fo:padding-bottom="0.15cm" fo:padding-left="0.275cm" fo:padding-right="0.275cm"/>
    </style:style>
    <style:style style:name="gr48" style:family="graphic" style:parent-style-name="objectwithoutfill">
      <style:graphic-properties draw:stroke="dash" draw:stroke-dash="Fine_20_Dashed_20__28_var_29_"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2.351cm" fo:min-width="0cm" fo:padding-top="0.15cm" fo:padding-bottom="0.15cm" fo:padding-left="0.275cm" fo:padding-right="0.275cm"/>
    </style:style>
    <style:style style:name="gr50" style:family="graphic" style:parent-style-name="objectwithoutfill">
      <style:graphic-properties draw:stroke="dash" draw:stroke-dash="Ultrafine_20_2_20_Dots_20_3_20_Dashes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6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1.053cm" fo:min-width="0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000000" draw:marker-start-width="0.276cm" draw:marker-end-width="0.276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000000" draw:marker-start-width="0.276cm" draw:marker-end-width="0.276cm" draw:fill="solid" draw:fill-color="#83ca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000000" draw:marker-start-width="0.276cm" draw:marker-end-width="0.276cm" draw:fill="solid" draw:fill-color="#aecf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000000" draw:marker-start-width="0.276cm" draw:marker-end-width="0.276cm" draw:fill="solid" draw:fill-color="#ffc0cb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000000" draw:marker-start-width="0.276cm" draw:marker-end-width="0.276cm" draw:fill="solid" draw:fill-color="#b3b3b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4.312cm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2cm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000000" draw:marker-start-width="0.276cm" draw:marker-end-width="0.276cm" draw:fill="solid" draw:fill-color="#ffc0cb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000000" draw:marker-start-width="0.276cm" draw:marker-end-width="0.276cm" draw:fill="solid" draw:fill-color="#83ca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000000" draw:marker-start-width="0.276cm" draw:marker-end-width="0.276cm" draw:fill="solid" draw:fill-color="#b3b3b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000000" draw:marker-start-width="0.276cm" draw:marker-end-width="0.276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000000" draw:marker-start-width="0.276cm" draw:marker-end-width="0.276cm" draw:fill="solid" draw:fill-color="#aecf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0000ff" draw:marker-start-width="0.276cm" draw:marker-end-width="0.276cm" draw:fill="solid" draw:fill-color="#99cc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7" style:family="graphic" style:parent-style-name="objectwithoutfill">
      <style:graphic-properties draw:stroke="dash" draw:stroke-dash="_33__20_Dashes_20_3_20_Dots_20__28_var_29_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68" style:family="graphic" style:parent-style-name="objectwithoutfill">
      <style:graphic-properties draw:stroke="dash" draw:stroke-dash="_32__20_Dots_20_1_20_Dash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69" style:family="graphic" style:parent-style-name="objectwithoutfill">
      <style:graphic-properties draw:stroke="dash" draw:stroke-dash="_33__20_Dashes_20_3_20_Dots_20__28_var_29_"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0000ff" draw:marker-start-width="0.276cm" draw:marker-end-width="0.276cm" draw:fill="solid" draw:fill-color="#99cc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3.291cm" fo:min-width="15.31cm" fo:padding-top="0.15cm" fo:padding-bottom="0.15cm" fo:padding-left="0.275cm" fo:padding-right="0.275cm"/>
    </style:style>
    <style:style style:name="gr72" style:family="graphic" style:parent-style-name="objectwithoutfill">
      <style:graphic-properties draw:stroke="dash" draw:stroke-dash="Ultrafine_20_Dotted_20__28_var_29_" svg:stroke-width="0.051cm" svg:stroke-color="#ff0000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119cm"/>
    </style:style>
    <style:style style:name="gr74" style:family="graphic" style:parent-style-name="standard">
      <style:graphic-properties svg:stroke-width="0.051cm" svg:stroke-color="#000000" draw:marker-end="Arrow" draw:marker-end-width="0.229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svg:stroke-color="#000000" draw:marker-end="Arrow" draw:marker-end-width="0.229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9.083cm"/>
    </style:style>
    <style:style style:name="gr7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216cm" fo:padding-top="0.15cm" fo:padding-bottom="0.15cm" fo:padding-left="0.275cm" fo:padding-right="0.27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611cm"/>
    </style:style>
    <style:style style:name="gr79" style:family="graphic" style:parent-style-name="objectwithoutfill">
      <style:graphic-properties draw:stroke="solid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79cm" fo:padding-top="0.15cm" fo:padding-bottom="0.15cm" fo:padding-left="0.275cm" fo:padding-right="0.275cm"/>
    </style:style>
    <style:style style:name="gr81" style:family="graphic" style:parent-style-name="objectwithoutfill">
      <style:graphic-properties draw:stroke="dash" draw:stroke-dash="Ultrafine_20_Dashed"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P5" style:family="paragraph">
      <style:text-properties fo:font-size="12pt"/>
    </style:style>
    <style:style style:name="P6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color="#000000" fo:font-family="'Times New Roman'" style:font-family-generic="roman" style:font-pitch="variable" fo:font-size="12pt" style:font-size-asian="12pt" style:font-size-complex="12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text-align="center"/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11" style:family="paragraph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Regular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T5" style:family="text">
      <style:text-properties fo:font-family="'Times New Roman'" style:font-style-name="Regular" style:font-family-generic="roman" style:font-pitch="variable" fo:font-size="12pt" fo:font-style="italic" style:font-size-asian="18pt" style:font-style-asian="italic" style:font-size-complex="18pt" style:font-style-complex="italic"/>
    </style:style>
    <style:style style:name="T6" style:family="text">
      <style:text-properties fo:font-family="'Times New Roman'" style:font-style-name="Regular" style:font-family-generic="roman" style:font-pitch="variable" fo:font-size="12pt" fo:font-style="normal" style:font-size-asian="18pt" style:font-style-asian="normal" style:font-size-complex="18pt" style:font-style-complex="normal"/>
    </style:style>
    <style:style style:name="T7" style:family="text">
      <style:text-properties fo:color="#000000" fo:font-family="'Times New Roman'" style:font-family-generic="roman" style:font-pitch="variable" fo:font-size="12pt" style:font-size-asian="12pt" style:font-size-complex="12pt"/>
    </style:style>
    <style:style style:name="T8" style:family="text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6.79cm" svg:x="1cm" svg:y="3.358cm">
          <text:p/>
        </draw:rect>
        <draw:path draw:style-name="gr2" draw:text-style-name="P1" draw:layer="layout" svg:width="0.45cm" svg:height="1.975cm" svg:x="11.754cm" svg:y="4.445cm" svg:viewBox="0 0 451 1976" svg:d="M0 0c864 1013 222 1976 222 1976">
          <text:p/>
        </draw:path>
        <draw:path draw:style-name="gr2" draw:text-style-name="P1" draw:layer="layout" svg:width="0.32cm" svg:height="1.924cm" svg:x="8.865cm" svg:y="4.421cm" svg:viewBox="0 0 321 1925" svg:d="M321 0c-642 1160-124 1925-124 1925">
          <text:p/>
        </draw:path>
        <draw:path draw:style-name="gr3" draw:text-style-name="P1" draw:layer="layout" svg:width="2.32cm" svg:height="1.925cm" svg:x="9.359cm" svg:y="4.445cm" svg:viewBox="0 0 2321 1926" svg:d="M2321 0c-2346 1062-2321 1926-2321 1926">
          <text:p/>
        </draw:path>
        <draw:path draw:style-name="gr3" draw:text-style-name="P1" draw:layer="layout" svg:width="2.468cm" svg:height="2.098cm" svg:x="9.26cm" svg:y="4.322cm" svg:viewBox="0 0 2469 2099" svg:d="M0 0c2296 1061 2469 2099 2469 2099">
          <text:p/>
        </draw:path>
        <draw:custom-shape draw:style-name="gr4" draw:text-style-name="P2" draw:layer="layout" svg:width="1.016cm" svg:height="1.016cm" svg:x="9.9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7.013cm" svg:viewBox="0 0 965 2049" svg:d="M2 0c-49 1062 963 2049 963 2049">
          <text:p/>
        </draw:path>
        <draw:path draw:style-name="gr2" draw:text-style-name="P1" draw:layer="layout" svg:width="0.939cm" svg:height="2.073cm" svg:x="10.84cm" svg:y="6.914cm" svg:viewBox="0 0 940 2074" svg:d="M938 0c50 1210-938 2074-938 2074">
          <text:p/>
        </draw:path>
        <draw:custom-shape draw:style-name="gr4" draw:text-style-name="P2" draw:layer="layout" svg:width="1.016cm" svg:height="1.016cm" svg:x="11.2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2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8.1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12.0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10.075cm" svg:y="8.197cm">
          <draw:text-box>
            <text:p><text:span text:style-name="T2">4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XOR (with neurons that leak)</text:span></text:p>
            <text:p><text:span text:style-name="T4"/></text:p>
            <text:p><text:span text:style-name="T4"/></text:p>
          </draw:text-box>
        </draw:frame>
      </draw:page>
      <draw:page draw:name="page2" draw:style-name="dp1" draw:master-page-name="Default">
        <draw:rect draw:style-name="gr1" draw:text-style-name="P1" draw:layer="layout" svg:width="19.59cm" svg:height="6.79cm" svg:x="1cm" svg:y="3.432cm">
          <text:p/>
        </draw:rect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custom-shape draw:style-name="gr4" draw:text-style-name="P2" draw:layer="layout" svg:width="1.524cm" svg:height="1.016cm" svg:x="12.272cm" svg:y="8.923cm">
          <text:p text:style-name="P1"><text:span text:style-name="T1">X2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Two XOR's (with neurons that leak)</text:span></text:p>
            <text:p><text:span text:style-name="T4"/></text:p>
            <text:p><text:span text:style-name="T4"/></text:p>
          </draw:text-box>
        </draw:frame>
        <draw:path draw:style-name="gr2" draw:text-style-name="P1" draw:layer="layout" svg:width="0.45cm" svg:height="1.975cm" svg:x="8.543cm" svg:y="4.411cm" svg:viewBox="0 0 451 1976" svg:d="M0 0c864 1013 222 1976 222 1976">
          <text:p/>
        </draw:path>
        <draw:path draw:style-name="gr2" draw:text-style-name="P1" draw:layer="layout" svg:width="0.32cm" svg:height="1.924cm" svg:x="5.654cm" svg:y="4.387cm" svg:viewBox="0 0 321 1925" svg:d="M321 0c-642 1160-124 1925-124 1925">
          <text:p/>
        </draw:path>
        <draw:path draw:style-name="gr3" draw:text-style-name="P1" draw:layer="layout" svg:width="2.32cm" svg:height="1.925cm" svg:x="6.148cm" svg:y="4.411cm" svg:viewBox="0 0 2321 1926" svg:d="M2321 0c-2346 1062-2321 1926-2321 1926">
          <text:p/>
        </draw:path>
        <draw:path draw:style-name="gr3" draw:text-style-name="P1" draw:layer="layout" svg:width="2.468cm" svg:height="2.098cm" svg:x="6.049cm" svg:y="4.288cm" svg:viewBox="0 0 2469 2099" svg:d="M0 0c2296 1061 2469 2099 2469 2099">
          <text:p/>
        </draw:path>
        <draw:custom-shape draw:style-name="gr4" draw:text-style-name="P2" draw:layer="layout" svg:width="1.524cm" svg:height="1.016cm" svg:x="6.56cm" svg:y="8.898cm">
          <text:p text:style-name="P1"><text:span text:style-name="T1">X1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1.983cm" svg:x="5.997cm" svg:y="6.979cm" svg:viewBox="0 0 965 1984" svg:d="M2 0c-49 1028 963 1984 963 1984">
          <text:p/>
        </draw:path>
        <draw:path draw:style-name="gr2" draw:text-style-name="P1" draw:layer="layout" svg:width="0.939cm" svg:height="2.073cm" svg:x="7.629cm" svg:y="6.88cm" svg:viewBox="0 0 940 2074" svg:d="M938 0c50 1210-938 2074-938 2074">
          <text:p/>
        </draw:path>
        <draw:custom-shape draw:style-name="gr4" draw:text-style-name="P2" draw:layer="layout" svg:width="1.524cm" svg:height="1.016cm" svg:x="7.83cm" svg:y="3.818cm">
          <text:p text:style-name="P1"><text:span text:style-name="T1">X1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5.29cm" svg:y="6.358cm">
          <text:p text:style-name="P1"><text:span text:style-name="T1">X1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5.29cm" svg:y="3.818cm">
          <text:p text:style-name="P1"><text:span text:style-name="T1">X1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7.83cm" svg:y="6.358cm">
          <text:p text:style-name="P1"><text:span text:style-name="T1">X1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4.962cm" svg:y="3.388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8.963cm" svg:y="3.388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4.963cm" svg:y="5.989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8.964cm" svg:y="5.989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6.864cm" svg:y="8.163cm">
          <draw:text-box>
            <text:p><text:span text:style-name="T2">4</text:span></text:p>
          </draw:text-box>
        </draw:frame>
      </draw:page>
      <draw:page draw:name="page3" draw:style-name="dp1" draw:master-page-name="Default">
        <draw:rect draw:style-name="gr1" draw:text-style-name="P1" draw:layer="layout" svg:width="19.59cm" svg:height="6.79cm" svg:x="1cm" svg:y="3.432cm">
          <text:p/>
        </draw:rect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Four way parity (with neurons that leak)</text:span></text:p>
            <text:p><text:span text:style-name="T4"/></text:p>
            <text:p><text:span text:style-name="T4"/></text:p>
          </draw:text-box>
        </draw:frame>
        <draw:path draw:style-name="gr2" draw:text-style-name="P1" draw:layer="layout" svg:width="0.45cm" svg:height="1.975cm" svg:x="6.143cm" svg:y="4.411cm" svg:viewBox="0 0 451 1976" svg:d="M0 0c864 1013 222 1976 222 1976">
          <text:p/>
        </draw:path>
        <draw:path draw:style-name="gr2" draw:text-style-name="P1" draw:layer="layout" svg:width="0.32cm" svg:height="1.924cm" svg:x="3.254cm" svg:y="4.387cm" svg:viewBox="0 0 321 1925" svg:d="M321 0c-642 1160-124 1925-124 1925">
          <text:p/>
        </draw:path>
        <draw:path draw:style-name="gr3" draw:text-style-name="P1" draw:layer="layout" svg:width="2.32cm" svg:height="1.925cm" svg:x="3.748cm" svg:y="4.411cm" svg:viewBox="0 0 2321 1926" svg:d="M2321 0c-2346 1062-2321 1926-2321 1926">
          <text:p/>
        </draw:path>
        <draw:path draw:style-name="gr3" draw:text-style-name="P1" draw:layer="layout" svg:width="2.468cm" svg:height="2.098cm" svg:x="3.649cm" svg:y="4.288cm" svg:viewBox="0 0 2469 2099" svg:d="M0 0c2296 1061 2469 2099 2469 2099">
          <text:p/>
        </draw:path>
        <draw:path draw:style-name="gr2" draw:text-style-name="P1" draw:layer="layout" svg:width="0.964cm" svg:height="1.983cm" svg:x="3.597cm" svg:y="6.979cm" svg:viewBox="0 0 965 1984" svg:d="M2 0c-49 1028 963 1984 963 1984">
          <text:p/>
        </draw:path>
        <draw:path draw:style-name="gr2" draw:text-style-name="P1" draw:layer="layout" svg:width="0.939cm" svg:height="2.073cm" svg:x="5.229cm" svg:y="6.88cm" svg:viewBox="0 0 940 2074" svg:d="M938 0c50 1210-938 2074-938 2074">
          <text:p/>
        </draw:path>
        <draw:custom-shape draw:style-name="gr4" draw:text-style-name="P2" draw:layer="layout" svg:width="1.524cm" svg:height="1.016cm" svg:x="5.43cm" svg:y="3.818cm">
          <text:p text:style-name="P1"><text:span text:style-name="T1">X1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2.89cm" svg:y="6.358cm">
          <text:p text:style-name="P1"><text:span text:style-name="T1">X1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2.89cm" svg:y="3.818cm">
          <text:p text:style-name="P1"><text:span text:style-name="T1">X1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5.43cm" svg:y="6.358cm">
          <text:p text:style-name="P1"><text:span text:style-name="T1">X1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2.562cm" svg:y="3.388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6.563cm" svg:y="3.388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2.563cm" svg:y="5.989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6.564cm" svg:y="5.989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4.464cm" svg:y="8.163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0.207cm" svg:y="9.774cm" svg:viewBox="0 0 451 1976" svg:d="M0 0c864 1013 222 1976 222 1976">
          <text:p/>
        </draw:path>
        <draw:path draw:style-name="gr2" draw:text-style-name="P1" draw:layer="layout" svg:width="0.32cm" svg:height="1.924cm" svg:x="7.318cm" svg:y="9.75cm" svg:viewBox="0 0 321 1925" svg:d="M321 0c-642 1160-124 1925-124 1925">
          <text:p/>
        </draw:path>
        <draw:path draw:style-name="gr3" draw:text-style-name="P1" draw:layer="layout" svg:width="2.32cm" svg:height="1.925cm" svg:x="7.812cm" svg:y="9.774cm" svg:viewBox="0 0 2321 1926" svg:d="M2321 0c-2346 1062-2321 1926-2321 1926">
          <text:p/>
        </draw:path>
        <draw:path draw:style-name="gr3" draw:text-style-name="P1" draw:layer="layout" svg:width="2.468cm" svg:height="2.098cm" svg:x="7.713cm" svg:y="9.651cm" svg:viewBox="0 0 2469 2099" svg:d="M0 0c2296 1061 2469 2099 2469 2099">
          <text:p/>
        </draw:path>
        <draw:custom-shape draw:style-name="gr4" draw:text-style-name="P2" draw:layer="layout" svg:width="1.524cm" svg:height="1.016cm" svg:x="8.224cm" svg:y="14.261cm">
          <text:p text:style-name="P1"><text:span text:style-name="T1">X3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1.983cm" svg:x="7.661cm" svg:y="12.342cm" svg:viewBox="0 0 965 1984" svg:d="M2 0c-49 1028 963 1984 963 1984">
          <text:p/>
        </draw:path>
        <draw:path draw:style-name="gr2" draw:text-style-name="P1" draw:layer="layout" svg:width="0.939cm" svg:height="2.073cm" svg:x="9.293cm" svg:y="12.243cm" svg:viewBox="0 0 940 2074" svg:d="M938 0c50 1210-938 2074-938 2074">
          <text:p/>
        </draw:path>
        <draw:custom-shape draw:style-name="gr4" draw:text-style-name="P2" draw:layer="layout" svg:width="1.524cm" svg:height="1.016cm" svg:x="9.494cm" svg:y="9.181cm">
          <text:p text:style-name="P1"><text:span text:style-name="T1">X3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6.954cm" svg:y="11.721cm">
          <text:p text:style-name="P1"><text:span text:style-name="T1">X3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6.954cm" svg:y="9.181cm">
          <text:p text:style-name="P1"><text:span text:style-name="T1">X3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9.494cm" svg:y="11.721cm">
          <text:p text:style-name="P1"><text:span text:style-name="T1">X3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975cm" svg:height="0.771cm" svg:x="6.426cm" svg:y="8.751cm">
          <draw:text-box>
            <text:p><text:span text:style-name="T2">10</text:span></text:p>
          </draw:text-box>
        </draw:frame>
        <draw:frame draw:style-name="gr7" draw:text-style-name="P3" draw:layer="layout" svg:width="0.975cm" svg:height="0.771cm" svg:x="10.627cm" svg:y="8.751cm">
          <draw:text-box>
            <text:p><text:span text:style-name="T2">11</text:span></text:p>
          </draw:text-box>
        </draw:frame>
        <draw:frame draw:style-name="gr7" draw:text-style-name="P3" draw:layer="layout" svg:width="0.975cm" svg:height="0.771cm" svg:x="6.327cm" svg:y="11.352cm">
          <draw:text-box>
            <text:p><text:span text:style-name="T2">12</text:span></text:p>
          </draw:text-box>
        </draw:frame>
        <draw:frame draw:style-name="gr7" draw:text-style-name="P3" draw:layer="layout" svg:width="0.975cm" svg:height="0.771cm" svg:x="10.628cm" svg:y="11.352cm">
          <draw:text-box>
            <text:p><text:span text:style-name="T2">13</text:span></text:p>
          </draw:text-box>
        </draw:frame>
        <draw:frame draw:style-name="gr7" draw:text-style-name="P3" draw:layer="layout" svg:width="0.975cm" svg:height="0.771cm" svg:x="8.528cm" svg:y="13.526cm">
          <draw:text-box>
            <text:p><text:span text:style-name="T2">14</text:span></text:p>
          </draw:text-box>
        </draw:frame>
        <draw:path draw:style-name="gr8" draw:text-style-name="P1" draw:layer="layout" svg:width="1.822cm" svg:height="0.274cm" svg:x="5.114cm" svg:y="9.494cm" svg:viewBox="0 0 1823 275" svg:d="M0 0c1140 430 1823 227 1823 227">
          <text:p/>
        </draw:path>
        <draw:path draw:style-name="gr8" draw:text-style-name="P1" draw:layer="layout" svg:width="1.721cm" svg:height="0.296cm" svg:x="11.038cm" svg:y="9.443cm" svg:viewBox="0 0 1722 297" svg:d="M1722 0c-937 405-1722 278-1722 278">
          <text:p/>
        </draw:path>
        <draw:custom-shape draw:style-name="gr4" draw:text-style-name="P2" draw:layer="layout" svg:width="1.524cm" svg:height="1.016cm" svg:x="12.272cm" svg:y="8.923cm">
          <text:p text:style-name="P1"><text:span text:style-name="T1">X2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4.16cm" svg:y="8.898cm">
          <text:p text:style-name="P1"><text:span text:style-name="T1">X1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rect draw:style-name="gr1" draw:text-style-name="P1" draw:layer="layout" svg:width="19.59cm" svg:height="6.79cm" svg:x="1cm" svg:y="3.432cm">
          <text:p/>
        </draw:rect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2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2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2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2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 text:style-name="P5"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 text:style-name="P5"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 text:style-name="P5"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 text:style-name="P5"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 text:style-name="P5"><text:span text:style-name="T2">9</text:span></text:p>
          </draw:text-box>
        </draw:frame>
        <draw:frame draw:style-name="gr6" draw:text-style-name="P4" draw:layer="layout" svg:width="8.274cm" svg:height="2.068cm" svg:x="1.66cm" svg:y="2.507cm">
          <draw:text-box>
            <text:p text:style-name="P5"><text:span text:style-name="T3">Four way parity by conflating</text:span></text:p>
            <text:p text:style-name="P5"><text:span text:style-name="T4"/></text:p>
          </draw:text-box>
        </draw:frame>
        <draw:path draw:style-name="gr2" draw:text-style-name="P1" draw:layer="layout" svg:width="0.45cm" svg:height="1.975cm" svg:x="9.743cm" svg:y="4.411cm" svg:viewBox="0 0 451 1976" svg:d="M0 0c864 1013 222 1976 222 1976">
          <text:p/>
        </draw:path>
        <draw:path draw:style-name="gr2" draw:text-style-name="P1" draw:layer="layout" svg:width="0.32cm" svg:height="1.924cm" svg:x="6.854cm" svg:y="4.387cm" svg:viewBox="0 0 321 1925" svg:d="M321 0c-642 1160-124 1925-124 1925">
          <text:p/>
        </draw:path>
        <draw:path draw:style-name="gr3" draw:text-style-name="P1" draw:layer="layout" svg:width="2.32cm" svg:height="1.925cm" svg:x="7.348cm" svg:y="4.411cm" svg:viewBox="0 0 2321 1926" svg:d="M2321 0c-2346 1062-2321 1926-2321 1926">
          <text:p/>
        </draw:path>
        <draw:path draw:style-name="gr3" draw:text-style-name="P1" draw:layer="layout" svg:width="2.468cm" svg:height="2.098cm" svg:x="7.249cm" svg:y="4.288cm" svg:viewBox="0 0 2469 2099" svg:d="M0 0c2296 1061 2469 2099 2469 2099">
          <text:p/>
        </draw:path>
        <draw:path draw:style-name="gr2" draw:text-style-name="P1" draw:layer="layout" svg:width="0.964cm" svg:height="1.983cm" svg:x="7.197cm" svg:y="6.979cm" svg:viewBox="0 0 965 1984" svg:d="M2 0c-49 1028 963 1984 963 1984">
          <text:p/>
        </draw:path>
        <draw:path draw:style-name="gr2" draw:text-style-name="P1" draw:layer="layout" svg:width="0.939cm" svg:height="2.073cm" svg:x="8.829cm" svg:y="6.88cm" svg:viewBox="0 0 940 2074" svg:d="M938 0c50 1210-938 2074-938 2074">
          <text:p/>
        </draw:path>
        <draw:custom-shape draw:style-name="gr4" draw:text-style-name="P2" draw:layer="layout" svg:width="1.524cm" svg:height="1.016cm" svg:x="9.03cm" svg:y="3.818cm">
          <text:p text:style-name="P2"><text:span text:style-name="T1">X1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6.49cm" svg:y="6.358cm">
          <text:p text:style-name="P2"><text:span text:style-name="T1">X1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6.49cm" svg:y="3.818cm">
          <text:p text:style-name="P2"><text:span text:style-name="T1">X1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9.03cm" svg:y="6.358cm">
          <text:p text:style-name="P2"><text:span text:style-name="T1">X1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6.162cm" svg:y="3.388cm">
          <draw:text-box>
            <text:p text:style-name="P5"><text:span text:style-name="T2">0</text:span></text:p>
          </draw:text-box>
        </draw:frame>
        <draw:frame draw:style-name="gr5" draw:text-style-name="P3" draw:layer="layout" svg:width="0.764cm" svg:height="0.771cm" svg:x="10.163cm" svg:y="3.388cm">
          <draw:text-box>
            <text:p text:style-name="P5"><text:span text:style-name="T2">1</text:span></text:p>
          </draw:text-box>
        </draw:frame>
        <draw:frame draw:style-name="gr5" draw:text-style-name="P3" draw:layer="layout" svg:width="0.764cm" svg:height="0.771cm" svg:x="6.163cm" svg:y="5.989cm">
          <draw:text-box>
            <text:p text:style-name="P5"><text:span text:style-name="T2">2</text:span></text:p>
          </draw:text-box>
        </draw:frame>
        <draw:frame draw:style-name="gr5" draw:text-style-name="P3" draw:layer="layout" svg:width="0.764cm" svg:height="0.771cm" svg:x="10.164cm" svg:y="5.989cm">
          <draw:text-box>
            <text:p text:style-name="P5"><text:span text:style-name="T2">3</text:span></text:p>
          </draw:text-box>
        </draw:frame>
        <draw:frame draw:style-name="gr5" draw:text-style-name="P3" draw:layer="layout" svg:width="0.764cm" svg:height="0.771cm" svg:x="8.064cm" svg:y="8.163cm">
          <draw:text-box>
            <text:p text:style-name="P5"><text:span text:style-name="T2">4</text:span></text:p>
          </draw:text-box>
        </draw:frame>
        <draw:custom-shape draw:style-name="gr4" draw:text-style-name="P2" draw:layer="layout" svg:width="1.524cm" svg:height="1.016cm" svg:x="9.924cm" svg:y="13.961cm">
          <text:p text:style-name="P2"><text:span text:style-name="T1">X3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1.983cm" svg:x="9.361cm" svg:y="12.042cm" svg:viewBox="0 0 965 1984" svg:d="M2 0c-49 1028 963 1984 963 1984">
          <text:p/>
        </draw:path>
        <draw:path draw:style-name="gr2" draw:text-style-name="P1" draw:layer="layout" svg:width="0.939cm" svg:height="2.073cm" svg:x="10.993cm" svg:y="11.943cm" svg:viewBox="0 0 940 2074" svg:d="M938 0c50 1210-938 2074-938 2074">
          <text:p/>
        </draw:path>
        <draw:custom-shape draw:style-name="gr4" draw:text-style-name="P2" draw:layer="layout" svg:width="1.524cm" svg:height="1.016cm" svg:x="8.654cm" svg:y="11.421cm">
          <text:p text:style-name="P2"><text:span text:style-name="T1">X3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194cm" svg:y="11.421cm">
          <text:p text:style-name="P2"><text:span text:style-name="T1">X3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975cm" svg:height="0.771cm" svg:x="8.027cm" svg:y="11.052cm">
          <draw:text-box>
            <text:p text:style-name="P5"><text:span text:style-name="T2">10</text:span></text:p>
          </draw:text-box>
        </draw:frame>
        <draw:frame draw:style-name="gr7" draw:text-style-name="P3" draw:layer="layout" svg:width="0.975cm" svg:height="0.771cm" svg:x="12.328cm" svg:y="11.052cm">
          <draw:text-box>
            <text:p text:style-name="P5"><text:span text:style-name="T2">11</text:span></text:p>
          </draw:text-box>
        </draw:frame>
        <draw:frame draw:style-name="gr7" draw:text-style-name="P3" draw:layer="layout" svg:width="0.975cm" svg:height="0.771cm" svg:x="10.228cm" svg:y="13.226cm">
          <draw:text-box>
            <text:p text:style-name="P5"><text:span text:style-name="T2">12</text:span></text:p>
          </draw:text-box>
        </draw:frame>
        <draw:path draw:style-name="gr9" draw:text-style-name="P1" draw:layer="layout" svg:width="0.55cm" svg:height="1.896cm" svg:x="8.552cm" svg:y="9.552cm" svg:viewBox="0 0 551 1897" svg:d="M0 0c172 1069 551 1897 551 1897">
          <text:p/>
        </draw:path>
        <draw:path draw:style-name="gr9" draw:text-style-name="P1" draw:layer="layout" svg:width="0.516cm" svg:height="1.861cm" svg:x="12.414cm" svg:y="9.552cm" svg:viewBox="0 0 517 1862" svg:d="M517 0c-35 966-517 1862-517 1862">
          <text:p/>
        </draw:path>
        <draw:path draw:style-name="gr3" draw:text-style-name="P1" draw:layer="layout" svg:width="3.033cm" svg:height="1.965cm" svg:x="9.724cm" svg:y="9.483cm" svg:viewBox="0 0 3034 1966" svg:d="M3034 0c-2379 759-3034 1966-3034 1966">
          <text:p/>
        </draw:path>
        <draw:path draw:style-name="gr3" draw:text-style-name="P1" draw:layer="layout" svg:width="2.723cm" svg:height="1.757cm" svg:x="8.965cm" svg:y="9.587cm" svg:viewBox="0 0 2724 1758" svg:d="M0 0c2655 724 2724 1758 2724 1758">
          <text:p/>
        </draw:path>
        <draw:custom-shape draw:style-name="gr4" draw:text-style-name="P2" draw:layer="layout" svg:width="1.524cm" svg:height="1.016cm" svg:x="12.272cm" svg:y="8.923cm">
          <text:p text:style-name="P2"><text:span text:style-name="T1">X2O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7.76cm" svg:y="8.898cm">
          <text:p text:style-name="P2"><text:span text:style-name="T1">X1O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rect draw:style-name="gr1" draw:text-style-name="P1" draw:layer="layout" svg:width="19.59cm" svg:height="5.012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10" draw:text-style-name="P3" draw:layer="layout" svg:width="2.927cm" svg:height="0.771cm" svg:x="9.061cm" svg:y="13.63cm">
          <draw:text-box>
            <text:p><text:span text:style-name="T2">Threshold = 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AND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6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815cm" svg:y="10.018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048cm" svg:height="1.086cm" svg:x="7.778cm" svg:y="9.506cm" svg:viewBox="0 0 2049 1087" svg:d="M0 0c543 1111 2049 1087 2049 1087">
          <text:p/>
        </draw:path>
        <draw:path draw:style-name="gr2" draw:text-style-name="P1" draw:layer="layout" svg:width="2.122cm" svg:height="1.086cm" svg:x="10.914cm" svg:y="9.506cm" svg:viewBox="0 0 2123 1087" svg:d="M2123 0c-420 1087-2123 1087-2123 108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975cm" svg:height="0.771cm" svg:x="9.834cm" svg:y="9.3cm">
          <draw:text-box>
            <text:p><text:span text:style-name="T2">10</text:span></text:p>
          </draw:text-box>
        </draw:frame>
        <draw:frame draw:style-name="gr10" draw:text-style-name="P3" draw:layer="layout" svg:width="2.927cm" svg:height="0.771cm" svg:x="8.86cm" svg:y="11.029cm">
          <draw:text-box>
            <text:p><text:span text:style-name="T2">Threshold = 2</text:span></text:p>
          </draw:text-box>
        </draw:frame>
        <draw:frame draw:style-name="gr11" draw:text-style-name="P4" draw:layer="layout" svg:width="10.548cm" svg:height="2.068cm" svg:x="1.66cm" svg:y="2.507cm">
          <draw:text-box>
            <text:p><text:span text:style-name="T3">Two XOR's going into an AND (with neurons that leak)</text:span></text:p>
            <text:p><text:span text:style-name="T4"/></text:p>
            <text:p><text:span text:style-name="T4"/></text:p>
          </draw:text-box>
        </draw:frame>
      </draw:page>
      <draw:page draw:name="page7" draw:style-name="dp1" draw:master-page-name="Default">
        <draw:rect draw:style-name="gr1" draw:text-style-name="P1" draw:layer="layout" svg:width="19.59cm" svg:height="4.543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OR <text:s/>(leak is irrelevant)</text:span></text:p>
            <text:p><text:span text:style-name="T4"/></text:p>
            <text:p><text:span text:style-name="T4"/></text:p>
          </draw:text-box>
        </draw:frame>
      </draw:page>
      <draw:page draw:name="page8" draw:style-name="dp1" draw:master-page-name="Default">
        <draw:rect draw:style-name="gr1" draw:text-style-name="P1" draw:layer="layout" svg:width="19.59cm" svg:height="8.519cm" svg:x="1cm" svg:y="3.038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9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9cm" svg:y="12.114cm" svg:viewBox="0 0 965 2049" svg:d="M2 0c-49 1062 963 2049 963 2049">
          <text:p/>
        </draw:path>
        <draw:path draw:style-name="gr2" draw:text-style-name="P1" draw:layer="layout" svg:width="0.939cm" svg:height="2.073cm" svg:x="10.841cm" svg:y="12.015cm" svg:viewBox="0 0 940 2074" svg:d="M938 0c50 1210-938 2074-938 2074">
          <text:p/>
        </draw:path>
        <draw:custom-shape draw:style-name="gr4" draw:text-style-name="P2" draw:layer="layout" svg:width="1.016cm" svg:height="1.016cm" svg:x="11.2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975cm" svg:height="0.771cm" svg:x="8.174cm" svg:y="10.923cm">
          <draw:text-box>
            <text:p><text:span text:style-name="T2">10</text:span></text:p>
          </draw:text-box>
        </draw:frame>
        <draw:frame draw:style-name="gr7" draw:text-style-name="P3" draw:layer="layout" svg:width="0.975cm" svg:height="0.771cm" svg:x="12.075cm" svg:y="10.923cm">
          <draw:text-box>
            <text:p><text:span text:style-name="T2">11</text:span></text:p>
          </draw:text-box>
        </draw:frame>
        <draw:frame draw:style-name="gr7" draw:text-style-name="P3" draw:layer="layout" svg:width="0.975cm" svg:height="0.771cm" svg:x="10.076cm" svg:y="13.298cm">
          <draw:text-box>
            <text:p><text:span text:style-name="T2">12</text:span></text:p>
          </draw:text-box>
        </draw:frame>
        <draw:frame draw:style-name="gr10" draw:text-style-name="P3" draw:layer="layout" svg:width="2.927cm" svg:height="0.771cm" svg:x="9.062cm" svg:y="15.031cm">
          <draw:text-box>
            <text:p><text:span text:style-name="T2">Threshold = 2</text:span></text:p>
          </draw:text-box>
        </draw:frame>
        <draw:path draw:style-name="gr2" draw:text-style-name="P1" draw:layer="layout" svg:width="1.184cm" svg:height="1.826cm" svg:x="7.975cm" svg:y="9.506cm" svg:viewBox="0 0 1185 1827" svg:d="M0 0c1111 815 1185 1827 1185 1827">
          <text:p/>
        </draw:path>
        <draw:path draw:style-name="gr2" draw:text-style-name="P1" draw:layer="layout" svg:width="1.152cm" svg:height="1.851cm" svg:x="11.81cm" svg:y="9.432cm" svg:viewBox="0 0 1153 1852" svg:d="M1153 0c-1383 1235-1136 1852-1136 1852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11.644cm" svg:height="2.068cm" svg:x="1.296cm" svg:y="1.75cm">
          <draw:text-box>
            <text:p><text:span text:style-name="T3">Two XOR's going into an AND again (with neurons that leak)</text:span></text:p>
            <text:p><text:span text:style-name="T4"/></text:p>
            <text:p><text:span text:style-name="T4"/></text:p>
          </draw:text-box>
        </draw:frame>
      </draw:page>
      <draw:page draw:name="page9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7.3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609cm" svg:y="12.114cm" svg:viewBox="0 0 965 2049" svg:d="M2 0c-49 1062 963 2049 963 2049">
          <text:p/>
        </draw:path>
        <draw:path draw:style-name="gr2" draw:text-style-name="P1" draw:layer="layout" svg:width="0.939cm" svg:height="2.073cm" svg:x="8.241cm" svg:y="12.015cm" svg:viewBox="0 0 940 2074" svg:d="M938 0c50 1210-938 2074-938 2074">
          <text:p/>
        </draw:path>
        <draw:custom-shape draw:style-name="gr4" draw:text-style-name="P2" draw:layer="layout" svg:width="1.016cm" svg:height="1.016cm" svg:x="8.6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1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975cm" svg:height="0.771cm" svg:x="5.574cm" svg:y="10.923cm">
          <draw:text-box>
            <text:p><text:span text:style-name="T2">10</text:span></text:p>
          </draw:text-box>
        </draw:frame>
        <draw:frame draw:style-name="gr7" draw:text-style-name="P3" draw:layer="layout" svg:width="0.975cm" svg:height="0.771cm" svg:x="9.475cm" svg:y="10.923cm">
          <draw:text-box>
            <text:p><text:span text:style-name="T2">11</text:span></text:p>
          </draw:text-box>
        </draw:frame>
        <draw:frame draw:style-name="gr7" draw:text-style-name="P3" draw:layer="layout" svg:width="0.975cm" svg:height="0.771cm" svg:x="7.476cm" svg:y="13.298cm">
          <draw:text-box>
            <text:p><text:span text:style-name="T2">12</text:span></text:p>
          </draw:text-box>
        </draw:frame>
        <draw:frame draw:style-name="gr10" draw:text-style-name="P3" draw:layer="layout" svg:width="2.927cm" svg:height="0.771cm" svg:x="6.462cm" svg:y="15.031cm">
          <draw:text-box>
            <text:p><text:span text:style-name="T2">Threshold = 2</text:span></text:p>
          </draw:text-box>
        </draw:frame>
        <draw:custom-shape draw:style-name="gr4" draw:text-style-name="P2" draw:layer="layout" svg:width="1.016cm" svg:height="1.016cm" svg:x="12.743cm" svg:y="13.976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11.98cm" svg:y="12.057cm" svg:viewBox="0 0 965 2049" svg:d="M2 0c-49 1062 963 2049 963 2049">
          <text:p/>
        </draw:path>
        <draw:path draw:style-name="gr2" draw:text-style-name="P1" draw:layer="layout" svg:width="0.939cm" svg:height="2.073cm" svg:x="13.612cm" svg:y="11.958cm" svg:viewBox="0 0 940 2074" svg:d="M938 0c50 1210-938 2074-938 2074">
          <text:p/>
        </draw:path>
        <draw:custom-shape draw:style-name="gr4" draw:text-style-name="P2" draw:layer="layout" svg:width="1.016cm" svg:height="1.016cm" svg:x="14.013cm" svg:y="11.29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473cm" svg:y="11.2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975cm" svg:height="0.771cm" svg:x="10.945cm" svg:y="10.866cm">
          <draw:text-box>
            <text:p><text:span text:style-name="T2">13</text:span></text:p>
          </draw:text-box>
        </draw:frame>
        <draw:frame draw:style-name="gr7" draw:text-style-name="P3" draw:layer="layout" svg:width="0.975cm" svg:height="0.771cm" svg:x="14.846cm" svg:y="10.866cm">
          <draw:text-box>
            <text:p><text:span text:style-name="T2">14</text:span></text:p>
          </draw:text-box>
        </draw:frame>
        <draw:frame draw:style-name="gr7" draw:text-style-name="P3" draw:layer="layout" svg:width="0.975cm" svg:height="0.771cm" svg:x="12.847cm" svg:y="13.241cm">
          <draw:text-box>
            <text:p><text:span text:style-name="T2">15</text:span></text:p>
          </draw:text-box>
        </draw:frame>
        <draw:path draw:style-name="gr2" draw:text-style-name="P1" draw:layer="layout" svg:width="1.062cm" svg:height="1.728cm" svg:x="6.616cm" svg:y="9.58cm" svg:viewBox="0 0 1063 1729" svg:d="M1063 0c-1136 741-1062 1729-1062 1729">
          <text:p/>
        </draw:path>
        <draw:path draw:style-name="gr2" draw:text-style-name="P1" draw:layer="layout" svg:width="3.826cm" svg:height="1.851cm" svg:x="8.148cm" svg:y="9.506cm" svg:viewBox="0 0 3827 1852" svg:d="M0 0c3556 223 3827 1852 3827 1852">
          <text:p/>
        </draw:path>
        <draw:path draw:style-name="gr2" draw:text-style-name="P1" draw:layer="layout" svg:width="3.727cm" svg:height="1.851cm" svg:x="9.235cm" svg:y="9.457cm" svg:viewBox="0 0 3728 1852" svg:d="M3728 0c-3556 667-3728 1852-3728 1852v-25">
          <text:p/>
        </draw:path>
        <draw:path draw:style-name="gr2" draw:text-style-name="P1" draw:layer="layout" svg:width="1.186cm" svg:height="1.826cm" svg:x="13.358cm" svg:y="9.457cm" svg:viewBox="0 0 1187 1827" svg:d="M0 0c1284 963 1185 1827 1185 182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2.736cm" svg:height="2.068cm" svg:x="1.296cm" svg:y="1.75cm">
          <draw:text-box>
            <text:p><text:span text:style-name="T3">Two XOR's going into an AND and an OR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10" draw:style-name="dp1" draw:master-page-name="Default">
        <draw:custom-shape draw:style-name="gr14" draw:text-style-name="P1" draw:layer="layout" svg:width="5.181cm" svg:height="2.662cm" svg:x="13.195cm" svg:y="8.018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8.973cm" svg:height="2.068cm" svg:x="1.66cm" svg:y="2.507cm">
          <draw:text-box>
            <text:p><text:span text:style-name="T3">The addition network from Aimone et al, 2021.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10.96cm" svg:y="9.89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3.393cm" svg:height="2.18cm" svg:x="7.77cm" svg:y="7.879cm" svg:viewBox="0 0 3394 2181" svg:d="M0 0c2212 363 3394 2181 3394 2181">
          <text:p/>
        </draw:path>
        <draw:path draw:style-name="gr9" draw:text-style-name="P1" draw:layer="layout" svg:width="3.514cm" svg:height="2.151cm" svg:x="7.649cm" svg:y="10.848cm" svg:viewBox="0 0 3515 2152" svg:d="M0 2152c2303-636 3515-2152 3515-2152">
          <text:p/>
        </draw:path>
        <draw:path draw:style-name="gr9" draw:text-style-name="P1" draw:layer="layout" svg:width="0cm" svg:height="1.999cm" svg:x="7.618cm" svg:y="8.364cm" svg:viewBox="0 0 0 2000" svg:d="M0 2000c0-1940 0-2000 0-2000">
          <text:p/>
        </draw:path>
        <draw:line draw:style-name="gr9" draw:text-style-name="P1" draw:layer="layout" svg:x1="7.649cm" svg:y1="10.333cm" svg:x2="7.679cm" svg:y2="12.394cm">
          <text:p/>
        </draw:line>
        <draw:path draw:style-name="gr9" draw:text-style-name="P1" draw:layer="layout" svg:width="0.839cm" svg:height="1.002cm" svg:x="7.77cm" svg:y="10.242cm" svg:viewBox="0 0 840 1003" svg:d="M303 0c1364 1697-303 728-303 728">
          <text:p/>
        </draw:path>
        <draw:path draw:style-name="gr3" draw:text-style-name="P1" draw:layer="layout" svg:width="3.393cm" svg:height="0.357cm" svg:x="7.618cm" svg:y="9.945cm" svg:viewBox="0 0 3394 358" svg:d="M0 358c1667-788 3394-30 3394-30">
          <text:p/>
        </draw:path>
        <draw:custom-shape draw:style-name="gr16" draw:text-style-name="P2" draw:layer="layout" svg:width="1.016cm" svg:height="1.016cm" svg:x="7.15cm" svg:y="7.3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7.15cm" svg:y="9.89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15cm" svg:y="12.4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08cm" svg:height="0.508cm" svg:x="13.726cm" svg:y="8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3.985cm" svg:height="0.771cm" svg:x="14.156cm" svg:y="8.221cm">
          <draw:text-box>
            <text:p text:style-name="P1"><text:span text:style-name="T1">Threshold = 2.</text:span></text:p>
          </draw:text-box>
        </draw:frame>
        <draw:custom-shape draw:style-name="gr20" draw:text-style-name="P2" draw:layer="layout" svg:width="0.508cm" svg:height="0.508cm" svg:x="13.725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" draw:layer="layout" svg:width="3.985cm" svg:height="0.771cm" svg:x="14.167cm" svg:y="8.944cm">
          <draw:text-box>
            <text:p text:style-name="P1"><text:span text:style-name="T1">Threshold = 3.</text:span></text:p>
          </draw:text-box>
        </draw:frame>
        <draw:path draw:style-name="gr9" draw:text-style-name="P1" draw:layer="layout" svg:width="3.314cm" svg:height="0.274cm" svg:x="3.863cm" svg:y="7.588cm" svg:viewBox="0 0 3315 275" svg:d="M0 275c1644-548 3315-109 3315-109">
          <text:p/>
        </draw:path>
        <draw:path draw:style-name="gr9" draw:text-style-name="P1" draw:layer="layout" svg:width="3.204cm" svg:height="2.382cm" svg:x="3.945cm" svg:y="8.028cm" svg:viewBox="0 0 3205 2383" svg:d="M0 2383c1589-1835 3205-2383 3205-2383">
          <text:p/>
        </draw:path>
        <draw:path draw:style-name="gr9" draw:text-style-name="P1" draw:layer="layout" svg:width="3.232cm" svg:height="4.82cm" svg:x="3.945cm" svg:y="7.891cm" svg:viewBox="0 0 3233 4821" svg:d="M0 0c1288 3972 3233 4821 3233 4821">
          <text:p/>
        </draw:path>
        <draw:path draw:style-name="gr9" draw:text-style-name="P1" draw:layer="layout" svg:width="3.204cm" svg:height="2.355cm" svg:x="3.918cm" svg:y="10.576cm" svg:viewBox="0 0 3205 2356" svg:d="M0 0c1506 2438 3205 2356 3205 2356">
          <text:p/>
        </draw:path>
        <draw:path draw:style-name="gr9" draw:text-style-name="P1" draw:layer="layout" svg:width="3.04cm" svg:height="0.4cm" svg:x="4.082cm" svg:y="10.384cm" svg:viewBox="0 0 3041 401" svg:d="M0 0c1973 794 3041 164 3041 164">
          <text:p/>
        </draw:path>
        <draw:path draw:style-name="gr9" draw:text-style-name="P1" draw:layer="layout" svg:width="3.231cm" svg:height="2.191cm" svg:x="4.055cm" svg:y="7.945cm" svg:viewBox="0 0 3232 2192" svg:d="M0 0c2410 1096 3232 2192 3232 2192">
          <text:p/>
        </draw:path>
        <draw:custom-shape draw:style-name="gr4" draw:text-style-name="P2" draw:layer="layout" svg:width="1.016cm" svg:height="1.016cm" svg:x="3.337cm" svg:y="7.35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37cm" svg:y="9.89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1" draw:text-style-name="P1" draw:layer="layout" svg:width="7.533cm" svg:height="2.657cm" svg:x="3.945cm" svg:y="10.959cm" svg:viewBox="0 0 7534 2658" svg:d="M0 2027c5397 2192 7534-2027 7534-2027">
          <text:p/>
        </draw:path>
        <draw:frame draw:style-name="gr22" draw:text-style-name="P1" draw:layer="layout" svg:width="2.792cm" svg:height="0.771cm" svg:x="15.453cm" svg:y="9.66cm">
          <draw:text-box>
            <text:p text:style-name="P1"><text:span text:style-name="T1">Delay = </text:span><text:span text:style-name="T5">w+2</text:span></text:p>
          </draw:text-box>
        </draw:frame>
        <draw:line draw:style-name="gr23" draw:text-style-name="P1" draw:layer="layout" svg:x1="13.898cm" svg:y1="10.12cm" svg:x2="15.549cm" svg:y2="10.095cm">
          <text:p/>
        </draw:line>
        <draw:custom-shape draw:style-name="gr4" draw:text-style-name="P2" draw:layer="layout" svg:width="1.016cm" svg:height="1.016cm" svg:x="3.337cm" svg:y="12.43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4.497cm" svg:height="1.711cm" svg:x="13.589cm" svg:y="11.096cm">
          <draw:text-box>
            <text:p text:style-name="P1"><text:span text:style-name="T2">All neurons leak their</text:span></text:p>
            <text:p text:style-name="P1"><text:span text:style-name="T2">potentials to zero at the</text:span></text:p>
            <text:p text:style-name="P1"><text:span text:style-name="T2">end of each timestep.</text:span></text:p>
          </draw:text-box>
        </draw:frame>
      </draw:page>
      <draw:page draw:name="page11" draw:style-name="dp1" draw:master-page-name="Default">
        <draw:frame draw:style-name="gr6" draw:text-style-name="P4" draw:layer="layout" svg:width="8.274cm" svg:height="2.068cm" svg:x="1.66cm" svg:y="2.507cm">
          <draw:text-box>
            <text:p><text:span text:style-name="T3">Streaming Inversion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7.608cm" svg:y="4.50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0.817cm" svg:height="1.201cm" svg:x="7.813cm" svg:y="7.696cm" svg:viewBox="0 0 818 1202" svg:d="M818 0c-576 2515-818 303-818 303">
          <text:p/>
        </draw:path>
        <draw:line draw:style-name="gr9" draw:text-style-name="P1" draw:layer="layout" svg:x1="4.358cm" svg:y1="7.544cm" svg:x2="7.601cm" svg:y2="7.544cm">
          <text:p/>
        </draw:line>
        <draw:line draw:style-name="gr9" draw:text-style-name="P1" draw:layer="layout" svg:x1="4.298cm" svg:y1="7.544cm" svg:x2="7.752cm" svg:y2="5.393cm">
          <text:p/>
        </draw:line>
        <draw:line draw:style-name="gr9" draw:text-style-name="P1" draw:layer="layout" svg:x1="8.116cm" svg:y1="7.544cm" svg:x2="8.146cm" svg:y2="5.544cm">
          <text:p/>
        </draw:line>
        <draw:path draw:style-name="gr3" draw:text-style-name="P1" draw:layer="layout" svg:width="3.302cm" svg:height="0.029cm" svg:x="4.328cm" svg:y="4.999cm" svg:viewBox="0 0 3303 30" svg:d="M0 30c3303-30 3303-30 3303-30">
          <text:p/>
        </draw:path>
        <draw:custom-shape draw:style-name="gr4" draw:text-style-name="P2" draw:layer="layout" svg:width="1.016cm" svg:height="1.016cm" svg:x="7.608cm" svg:y="7.047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4.498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7.03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463cm" svg:y="13.005cm">
          <text:p text:style-name="P1"><text:span text:style-name="T1">In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0.817cm" svg:height="1.201cm" svg:x="10.668cm" svg:y="16.194cm" svg:viewBox="0 0 818 1202" svg:d="M818 0c-576 2515-818 303-818 303">
          <text:p/>
        </draw:path>
        <draw:line draw:style-name="gr9" draw:text-style-name="P1" draw:layer="layout" svg:x1="7.213cm" svg:y1="16.042cm" svg:x2="10.456cm" svg:y2="16.042cm">
          <text:p/>
        </draw:line>
        <draw:line draw:style-name="gr9" draw:text-style-name="P1" draw:layer="layout" svg:x1="7.153cm" svg:y1="16.042cm" svg:x2="10.607cm" svg:y2="13.891cm">
          <text:p/>
        </draw:line>
        <draw:line draw:style-name="gr9" draw:text-style-name="P1" draw:layer="layout" svg:x1="10.971cm" svg:y1="16.042cm" svg:x2="11.001cm" svg:y2="14.042cm">
          <text:p/>
        </draw:line>
        <draw:path draw:style-name="gr3" draw:text-style-name="P1" draw:layer="layout" svg:width="3.302cm" svg:height="0.029cm" svg:x="7.183cm" svg:y="13.497cm" svg:viewBox="0 0 3303 30" svg:d="M0 30c3303-30 3303-30 3303-30">
          <text:p/>
        </draw:path>
        <draw:custom-shape draw:style-name="gr4" draw:text-style-name="P2" draw:layer="layout" svg:width="1.016cm" svg:height="1.016cm" svg:x="10.463cm" svg:y="15.54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659cm" svg:y="12.9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4" draw:layer="layout" svg:width="9.896cm" svg:height="0.721cm" svg:x="1.722cm" svg:y="11.215cm">
          <draw:text-box>
            <text:p><text:span text:style-name="T3">Streaming Inversion while limiting the # bits (w &gt; 2)</text:span></text:p>
          </draw:text-box>
        </draw:frame>
        <draw:line draw:style-name="gr23" draw:text-style-name="P1" draw:layer="layout" svg:x1="7.201cm" svg:y1="16.042cm" svg:x2="8.731cm" svg:y2="17.354cm">
          <text:p/>
        </draw:line>
        <draw:custom-shape draw:style-name="gr4" draw:text-style-name="P2" draw:layer="layout" svg:width="1.016cm" svg:height="1.016cm" svg:x="6.659cm" svg:y="15.536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476cm" svg:height="1.568cm" svg:x="9.1cm" svg:y="16.369cm" svg:viewBox="0 0 1477 1569" svg:d="M0 1569c1477-1569 1477-1569 1477-1569">
          <text:p/>
        </draw:path>
        <draw:custom-shape draw:style-name="gr4" draw:text-style-name="P2" draw:layer="layout" svg:width="1.016cm" svg:height="1.016cm" svg:x="8.594cm" svg:y="17.314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11.712cm" svg:y1="14.521cm" svg:x2="13.746cm" svg:y2="14.523cm">
          <text:p/>
        </draw:line>
        <draw:frame draw:style-name="gr26" draw:layer="layout" svg:width="2.457cm" svg:height="0.771cm" svg:x="11.509cm" svg:y="14.615cm">
          <draw:text-box>
            <text:p text:style-name="P1"><text:span text:style-name="T1">Delay=w-1</text:span></text:p>
          </draw:text-box>
        </draw:frame>
      </draw:page>
      <draw:page draw:name="page12" draw:style-name="dp1" draw:master-page-name="Default">
        <draw:frame draw:style-name="gr6" draw:text-style-name="P4" draw:layer="layout" svg:width="8.274cm" svg:height="2.068cm" svg:x="1.66cm" svg:y="2.507cm">
          <draw:text-box>
            <text:p><text:span text:style-name="T3">Network that produces a constant (11).</text:span></text:p>
            <text:p><text:span text:style-name="T4"/></text:p>
            <text:p><text:span text:style-name="T4"/></text:p>
          </draw:text-box>
        </draw:frame>
        <draw:line draw:style-name="gr27" draw:text-style-name="P1" draw:layer="layout" svg:x1="6.958cm" svg:y1="7.544cm" svg:x2="10.201cm" svg:y2="7.544cm">
          <text:p/>
        </draw:line>
        <draw:line draw:style-name="gr28" draw:text-style-name="P1" draw:layer="layout" svg:x1="6.886cm" svg:y1="7.557cm" svg:x2="10.194cm" svg:y2="9.946cm">
          <text:p/>
        </draw:line>
        <draw:custom-shape draw:style-name="gr4" draw:text-style-name="P2" draw:layer="layout" svg:width="1.016cm" svg:height="1.016cm" svg:x="14.014cm" svg:y="7.04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627cm" svg:y1="7.541cm" svg:x2="14.005cm" svg:y2="7.514cm">
          <text:p/>
        </draw:line>
        <draw:line draw:style-name="gr9" draw:text-style-name="P1" draw:layer="layout" svg:x1="10.708cm" svg:y1="10.027cm" svg:x2="14.086cm" svg:y2="7.865cm">
          <text:p/>
        </draw:line>
        <draw:custom-shape draw:style-name="gr29" draw:text-style-name="P2" draw:layer="layout" svg:width="1.016cm" svg:height="1.016cm" svg:x="10.204cm" svg:y="7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1.016cm" svg:height="1.016cm" svg:x="10.204cm" svg:y="9.5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2.174cm" svg:height="0.721cm" draw:transform="rotate (-0.625875069766235) translate (7.792cm 8.203cm)">
          <draw:text-box>
            <text:p><text:span text:style-name="T2">Delay = 3</text:span></text:p>
          </draw:text-box>
        </draw:frame>
        <draw:path draw:style-name="gr2" draw:text-style-name="P1" draw:layer="layout" svg:width="7.242cm" svg:height="1.208cm" svg:x="6.951cm" svg:y="6.143cm" svg:viewBox="0 0 7243 1209" svg:d="M0 1209c3649-2622 7243-162 7243-162">
          <text:p/>
        </draw:path>
        <draw:custom-shape draw:style-name="gr4" draw:text-style-name="P2" draw:layer="layout" svg:width="1.016cm" svg:height="1.016cm" svg:x="6.404cm" svg:y="7.03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Default">
        <draw:frame draw:style-name="gr31" draw:text-style-name="P4" draw:layer="layout" svg:width="8.647cm" svg:height="0.721cm" svg:x="2.091cm" svg:y="0.546cm">
          <draw:text-box>
            <text:p><text:span text:style-name="T3">Two's Complement Inverter</text:span></text:p>
          </draw:text-box>
        </draw:frame>
        <draw:custom-shape draw:style-name="gr4" draw:text-style-name="P2" draw:layer="layout" svg:width="1.016cm" svg:height="1.016cm" svg:x="12.8cm" svg:y="22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3" draw:text-style-name="P1" draw:layer="layout" svg:width="1.907cm" svg:height="1.078cm" svg:x="3.254cm" svg:y="24.407cm" svg:viewBox="0 0 1908 1079" svg:d="M0 0c831 1169 1908 1077 1908 1077">
          <text:p/>
        </draw:path>
        <draw:line draw:style-name="gr3" draw:text-style-name="P1" draw:layer="layout" svg:x1="5.839cm" svg:y1="25.484cm" svg:x2="7.654cm" svg:y2="25.484cm">
          <text:p/>
        </draw:line>
        <draw:path draw:style-name="gr9" draw:text-style-name="P1" draw:layer="layout" svg:width="0.645cm" svg:height="0.898cm" svg:x="7.9cm" svg:y="25.607cm" svg:viewBox="0 0 646 899" svg:d="M0 0c493 1846 646 277 646 277">
          <text:p/>
        </draw:path>
        <draw:path draw:style-name="gr9" draw:text-style-name="P1" draw:layer="layout" svg:width="2.184cm" svg:height="0.739cm" svg:x="8.423cm" svg:y="24.776cm" svg:viewBox="0 0 2185 740" svg:d="M0 739c1939 31 2185-739 2185-739">
          <text:p/>
        </draw:path>
        <draw:path draw:style-name="gr32" draw:text-style-name="P1" draw:layer="layout" svg:width="7.107cm" svg:height="0.48cm" svg:x="3.162cm" svg:y="21.126cm" svg:viewBox="0 0 7108 481" svg:d="M0 481c3415-984 7108-154 7108-154">
          <text:p/>
        </draw:path>
        <draw:path draw:style-name="gr32" draw:text-style-name="P1" draw:layer="layout" svg:width="7.229cm" svg:height="2.214cm" svg:x="3.193cm" svg:y="21.669cm" svg:viewBox="0 0 7230 2215" svg:d="M0 0c4615 184 7230 2215 7230 2215">
          <text:p/>
        </draw:path>
        <draw:path draw:style-name="gr33" draw:text-style-name="P1" draw:layer="layout" svg:width="7.076cm" svg:height="0.378cm" svg:x="3.193cm" svg:y="23.844cm" svg:viewBox="0 0 7077 379" svg:d="M0 348c3477-800 7077 31 7077 31">
          <text:p/>
        </draw:path>
        <draw:path draw:style-name="gr33" draw:text-style-name="P1" draw:layer="layout" svg:width="7.138cm" svg:height="2.307cm" svg:x="3.131cm" svg:y="21.853cm" svg:viewBox="0 0 7139 2308" svg:d="M0 2308c4431-2215 7139-2308 7139-2308">
          <text:p/>
        </draw:path>
        <draw:path draw:style-name="gr9" draw:text-style-name="P1" draw:layer="layout" svg:width="2.276cm" svg:height="3.229cm" svg:x="8.146cm" svg:y="22.1cm" svg:viewBox="0 0 2277 3230" svg:d="M0 3230c954-2430 2277-3230 2277-3230">
          <text:p/>
        </draw:path>
        <draw:path draw:style-name="gr9" draw:text-style-name="P1" draw:layer="layout" svg:width="0.708cm" svg:height="0.947cm" svg:x="10.454cm" svg:y="20.567cm" svg:viewBox="0 0 709 948" svg:d="M0 948c769-2000 708-215 708-215">
          <text:p/>
        </draw:path>
        <draw:path draw:style-name="gr9" draw:text-style-name="P1" draw:layer="layout" svg:width="0.215cm" svg:height="1.876cm" svg:x="10.823cm" svg:y="21.853cm" svg:viewBox="0 0 216 1877" svg:d="M0 0c400 923 123 1877 123 1877">
          <text:p/>
        </draw:path>
        <draw:path draw:style-name="gr3" draw:text-style-name="P1" draw:layer="layout" svg:width="2.03cm" svg:height="0.892cm" svg:x="11.008cm" svg:y="21.607cm" svg:viewBox="0 0 2031 893" svg:d="M0 0c1385 62 2031 893 2031 893">
          <text:p/>
        </draw:path>
        <draw:path draw:style-name="gr9" draw:text-style-name="P1" draw:layer="layout" svg:width="2.092cm" svg:height="0.861cm" svg:x="10.823cm" svg:y="23.33cm" svg:viewBox="0 0 2093 862" svg:d="M0 862c1447-277 2093-862 2093-862">
          <text:p/>
        </draw:path>
        <draw:custom-shape draw:style-name="gr4" draw:text-style-name="P2" draw:layer="layout" svg:width="1.016cm" svg:height="1.016cm" svg:x="2.64cm" svg:y="21.14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18cm" svg:y="24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10.26cm" svg:y="21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72cm" svg:y="24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26cm" svg:y="23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4.583cm" svg:height="0.892cm" svg:x="3.316cm" svg:y="24.222cm" svg:viewBox="0 0 4584 893" svg:d="M0 1c3415-31 4584 892 4584 892">
          <text:p/>
        </draw:path>
        <draw:custom-shape draw:style-name="gr4" draw:text-style-name="P2" draw:layer="layout" svg:width="1.016cm" svg:height="1.016cm" svg:x="2.64cm" svg:y="23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0.817cm" svg:height="1.201cm" svg:x="7.61cm" svg:y="7.417cm" svg:viewBox="0 0 818 1202" svg:d="M818 0c-576 2515-818 303-818 303">
          <text:p/>
        </draw:path>
        <draw:line draw:style-name="gr9" draw:text-style-name="P1" draw:layer="layout" svg:x1="4.155cm" svg:y1="7.265cm" svg:x2="7.398cm" svg:y2="7.265cm">
          <text:p/>
        </draw:line>
        <draw:line draw:style-name="gr9" draw:text-style-name="P1" draw:layer="layout" svg:x1="4.095cm" svg:y1="7.265cm" svg:x2="7.549cm" svg:y2="5.114cm">
          <text:p/>
        </draw:line>
        <draw:line draw:style-name="gr9" draw:text-style-name="P1" draw:layer="layout" svg:x1="7.913cm" svg:y1="7.265cm" svg:x2="7.943cm" svg:y2="5.265cm">
          <text:p/>
        </draw:line>
        <draw:path draw:style-name="gr3" draw:text-style-name="P1" draw:layer="layout" svg:width="3.302cm" svg:height="0.029cm" svg:x="4.125cm" svg:y="4.72cm" svg:viewBox="0 0 3303 30" svg:d="M0 30c3303-30 3303-30 3303-30">
          <text:p/>
        </draw:path>
        <draw:custom-shape draw:style-name="gr4" draw:text-style-name="P2" draw:layer="layout" svg:width="1.016cm" svg:height="1.016cm" svg:x="7.405cm" svg:y="6.768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4.219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4.143cm" svg:y1="7.265cm" svg:x2="5.673cm" svg:y2="8.577cm">
          <text:p/>
        </draw:line>
        <draw:path draw:style-name="gr3" draw:text-style-name="P1" draw:layer="layout" svg:width="1.476cm" svg:height="1.568cm" svg:x="6.042cm" svg:y="7.592cm" svg:viewBox="0 0 1477 1569" svg:d="M0 1569c1477-1569 1477-1569 1477-1569">
          <text:p/>
        </draw:path>
        <draw:custom-shape draw:style-name="gr4" draw:text-style-name="P2" draw:layer="layout" svg:width="1.016cm" svg:height="1.016cm" svg:x="5.536cm" svg:y="8.537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975cm" svg:y="5.605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3.303cm" svg:height="1.212cm" svg:x="10.876cm" svg:y="3.593cm" svg:viewBox="0 0 3304 1213" svg:d="M0 1213c1502-1303 3304-1212 3304-1212">
          <text:p/>
        </draw:path>
        <draw:path draw:style-name="gr9" draw:text-style-name="P1" draw:layer="layout" svg:width="3.453cm" svg:height="1.302cm" svg:x="10.876cm" svg:y="7.412cm" svg:viewBox="0 0 3454 1303" svg:d="M0 0c1452 1363 3454 1303 3454 1303">
          <text:p/>
        </draw:path>
        <draw:path draw:style-name="gr9" draw:text-style-name="P1" draw:layer="layout" svg:width="3.276cm" svg:height="0.908cm" svg:x="11.004cm" svg:y="4.897cm" svg:viewBox="0 0 3277 909" svg:d="M0 0c2544 182 3277 909 3277 909">
          <text:p/>
        </draw:path>
        <draw:path draw:style-name="gr9" draw:text-style-name="P1" draw:layer="layout" svg:width="3.423cm" svg:height="0.847cm" svg:x="10.906cm" svg:y="6.503cm" svg:viewBox="0 0 3424 848" svg:d="M0 848c2496-242 3424-848 3424-848">
          <text:p/>
        </draw:path>
        <draw:path draw:style-name="gr9" draw:text-style-name="P1" draw:layer="layout" svg:width="3.514cm" svg:height="3.332cm" svg:x="10.815cm" svg:y="4.018cm" svg:viewBox="0 0 3515 3333" svg:d="M0 3333c1728-2515 3515-3333 3515-3333">
          <text:p/>
        </draw:path>
        <draw:path draw:style-name="gr9" draw:text-style-name="P1" draw:layer="layout" svg:width="3.393cm" svg:height="3.454cm" svg:x="10.906cm" svg:y="4.866cm" svg:viewBox="0 0 3394 3455" svg:d="M0 0c1424 2303 3394 3455 3394 3455">
          <text:p/>
        </draw:path>
        <draw:path draw:style-name="gr9" draw:text-style-name="P1" draw:layer="layout" svg:width="3.393cm" svg:height="2.18cm" svg:x="14.785cm" svg:y="3.594cm" svg:viewBox="0 0 3394 2181" svg:d="M0 0c2212 363 3394 2181 3394 2181">
          <text:p/>
        </draw:path>
        <draw:path draw:style-name="gr9" draw:text-style-name="P1" draw:layer="layout" svg:width="3.514cm" svg:height="2.151cm" svg:x="14.664cm" svg:y="6.563cm" svg:viewBox="0 0 3515 2152" svg:d="M0 2152c2303-636 3515-2152 3515-2152">
          <text:p/>
        </draw:path>
        <draw:path draw:style-name="gr9" draw:text-style-name="P1" draw:layer="layout" svg:width="0cm" svg:height="1.999cm" svg:x="14.633cm" svg:y="4.079cm" svg:viewBox="0 0 0 2000" svg:d="M0 2000c0-1940 0-2000 0-2000">
          <text:p/>
        </draw:path>
        <draw:line draw:style-name="gr9" draw:text-style-name="P1" draw:layer="layout" svg:x1="14.664cm" svg:y1="6.048cm" svg:x2="14.694cm" svg:y2="8.109cm">
          <text:p/>
        </draw:line>
        <draw:path draw:style-name="gr9" draw:text-style-name="P1" draw:layer="layout" svg:width="0.839cm" svg:height="1.002cm" svg:x="14.785cm" svg:y="5.957cm" svg:viewBox="0 0 840 1003" svg:d="M303 0c1364 1697-303 728-303 728">
          <text:p/>
        </draw:path>
        <draw:path draw:style-name="gr3" draw:text-style-name="P1" draw:layer="layout" svg:width="3.393cm" svg:height="0.357cm" svg:x="14.633cm" svg:y="5.66cm" svg:viewBox="0 0 3394 358" svg:d="M0 358c1667-788 3394-30 3394-30">
          <text:p/>
        </draw:path>
        <draw:custom-shape draw:style-name="gr16" draw:text-style-name="P2" draw:layer="layout" svg:width="1.016cm" svg:height="1.016cm" svg:x="14.165cm" svg:y="3.06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14.165cm" svg:y="5.605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4.165cm" svg:y="8.145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4.335cm">
          <text:p text:style-name="P1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6.875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4" draw:text-style-name="P1" draw:layer="layout" svg:width="6.645cm" svg:height="2.713cm" svg:x="4.031cm" svg:y="7.315cm" svg:viewBox="0 0 6646 2714" svg:d="M0 0c2739 5785 6646 523 6646 523">
          <text:p/>
        </draw:path>
        <draw:path draw:style-name="gr9" draw:text-style-name="P1" draw:layer="layout" svg:width="2.46cm" svg:height="0.417cm" svg:x="7.939cm" svg:y="4.251cm" svg:viewBox="0 0 2461 418" svg:d="M0 418c1354-862 2461-123 2461-123">
          <text:p/>
        </draw:path>
        <draw:custom-shape draw:style-name="gr4" draw:text-style-name="P2" draw:layer="layout" svg:width="1.016cm" svg:height="1.016cm" svg:x="7.405cm" svg:y="4.228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6.759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0.991cm" svg:y1="9.99cm" svg:x2="15.416cm" svg:y2="9.992cm">
          <text:p/>
        </draw:line>
        <draw:line draw:style-name="gr23" draw:text-style-name="P1" draw:layer="layout" svg:x1="10.979cm" svg:y1="10.791cm" svg:x2="15.404cm" svg:y2="10.793cm">
          <text:p/>
        </draw:line>
        <draw:frame draw:style-name="gr35" draw:layer="layout" svg:width="2.013cm" svg:height="0.771cm" svg:x="15.663cm" svg:y="9.562cm">
          <draw:text-box>
            <text:p text:style-name="P1"><text:span text:style-name="T1">Delay=2</text:span></text:p>
          </draw:text-box>
        </draw:frame>
        <draw:frame draw:style-name="gr26" draw:layer="layout" svg:width="2.457cm" svg:height="0.771cm" svg:x="15.634cm" svg:y="10.332cm">
          <draw:text-box>
            <text:p text:style-name="P1"><text:span text:style-name="T1">Delay=w-1</text:span></text:p>
          </draw:text-box>
        </draw:frame>
        <draw:frame draw:style-name="gr36" draw:text-style-name="P7" draw:layer="layout" svg:width="15.623cm" svg:height="1.241cm" svg:x="2.433cm" svg:y="1.456cm">
          <draw:text-box>
            <text:p text:style-name="P7"><text:span text:style-name="T1">Start with an inverter attached to an adder, where the inverted output goes into one input,</text:span></text:p>
            <text:p text:style-name="P7"><text:span text:style-name="T1">and a single spike goes into the other.</text:span></text:p>
          </draw:text-box>
        </draw:frame>
        <draw:frame draw:style-name="gr37" draw:text-style-name="P7" draw:layer="layout" svg:width="15.508cm" svg:height="0.771cm" svg:x="1.449cm" svg:y="11.318cm">
          <draw:text-box>
            <text:p text:style-name="P7"><text:span text:style-name="T1">You can optimize by realizing that S3 is never spiking, and then you conflate O and A+:</text:span></text:p>
          </draw:text-box>
        </draw:frame>
        <draw:path draw:style-name="gr9" draw:text-style-name="P1" draw:layer="layout" svg:width="0.817cm" svg:height="1.201cm" svg:x="7.148cm" svg:y="15.499cm" svg:viewBox="0 0 818 1202" svg:d="M818 0c-576 2515-818 303-818 303">
          <text:p/>
        </draw:path>
        <draw:line draw:style-name="gr9" draw:text-style-name="P1" draw:layer="layout" svg:x1="3.693cm" svg:y1="15.347cm" svg:x2="6.936cm" svg:y2="15.347cm">
          <text:p/>
        </draw:line>
        <draw:line draw:style-name="gr9" draw:text-style-name="P1" draw:layer="layout" svg:x1="3.633cm" svg:y1="15.347cm" svg:x2="9.876cm" svg:y2="13.069cm">
          <text:p/>
        </draw:line>
        <draw:line draw:style-name="gr9" draw:text-style-name="P1" draw:layer="layout" svg:x1="7.451cm" svg:y1="15.347cm" svg:x2="10.061cm" svg:y2="13.316cm">
          <text:p/>
        </draw:line>
        <draw:path draw:style-name="gr3" draw:text-style-name="P1" draw:layer="layout" svg:width="6.274cm" svg:height="0.039cm" svg:x="3.663cm" svg:y="12.762cm" svg:viewBox="0 0 6275 40" svg:d="M0 0c6275 40 6275 40 6275 40">
          <text:p/>
        </draw:path>
        <draw:custom-shape draw:style-name="gr4" draw:text-style-name="P2" draw:layer="layout" svg:width="1.016cm" svg:height="1.016cm" svg:x="6.943cm" svg:y="14.8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139cm" svg:y="12.301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3.681cm" svg:y1="15.347cm" svg:x2="5.211cm" svg:y2="16.659cm">
          <text:p/>
        </draw:line>
        <draw:path draw:style-name="gr3" draw:text-style-name="P1" draw:layer="layout" svg:width="1.476cm" svg:height="1.568cm" svg:x="5.58cm" svg:y="15.674cm" svg:viewBox="0 0 1477 1569" svg:d="M0 1569c1477-1569 1477-1569 1477-1569">
          <text:p/>
        </draw:path>
        <draw:custom-shape draw:style-name="gr4" draw:text-style-name="P2" draw:layer="layout" svg:width="1.016cm" svg:height="1.016cm" svg:x="5.074cm" svg:y="16.619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513cm" svg:y="13.68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3.453cm" svg:height="1.302cm" svg:x="10.414cm" svg:y="15.494cm" svg:viewBox="0 0 3454 1303" svg:d="M0 0c1452 1363 3454 1303 3454 1303">
          <text:p/>
        </draw:path>
        <draw:path draw:style-name="gr9" draw:text-style-name="P1" draw:layer="layout" svg:width="3.276cm" svg:height="0.908cm" svg:x="10.542cm" svg:y="12.979cm" svg:viewBox="0 0 3277 909" svg:d="M0 0c2544 182 3277 909 3277 909">
          <text:p/>
        </draw:path>
        <draw:path draw:style-name="gr9" draw:text-style-name="P1" draw:layer="layout" svg:width="3.423cm" svg:height="0.847cm" svg:x="10.444cm" svg:y="14.585cm" svg:viewBox="0 0 3424 848" svg:d="M0 848c2496-242 3424-848 3424-848">
          <text:p/>
        </draw:path>
        <draw:path draw:style-name="gr9" draw:text-style-name="P1" draw:layer="layout" svg:width="3.393cm" svg:height="3.454cm" svg:x="10.444cm" svg:y="12.948cm" svg:viewBox="0 0 3394 3455" svg:d="M0 0c1424 2303 3394 3455 3394 3455">
          <text:p/>
        </draw:path>
        <draw:path draw:style-name="gr9" draw:text-style-name="P1" draw:layer="layout" svg:width="3.514cm" svg:height="2.151cm" svg:x="14.202cm" svg:y="14.645cm" svg:viewBox="0 0 3515 2152" svg:d="M0 2152c2303-636 3515-2152 3515-2152">
          <text:p/>
        </draw:path>
        <draw:line draw:style-name="gr9" draw:text-style-name="P1" draw:layer="layout" svg:x1="14.202cm" svg:y1="14.13cm" svg:x2="14.232cm" svg:y2="16.191cm">
          <text:p/>
        </draw:line>
        <draw:path draw:style-name="gr9" draw:text-style-name="P1" draw:layer="layout" svg:width="0.839cm" svg:height="1.002cm" svg:x="14.323cm" svg:y="14.039cm" svg:viewBox="0 0 840 1003" svg:d="M303 0c1364 1697-303 728-303 728">
          <text:p/>
        </draw:path>
        <draw:path draw:style-name="gr3" draw:text-style-name="P1" draw:layer="layout" svg:width="3.393cm" svg:height="0.357cm" svg:x="14.171cm" svg:y="13.742cm" svg:viewBox="0 0 3394 358" svg:d="M0 358c1667-788 3394-30 3394-30">
          <text:p/>
        </draw:path>
        <draw:custom-shape draw:style-name="gr17" draw:text-style-name="P2" draw:layer="layout" svg:width="1.016cm" svg:height="1.016cm" svg:x="13.703cm" svg:y="13.687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703cm" svg:y="16.227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2.417cm">
          <text:p text:style-name="P1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4.957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8" draw:text-style-name="P1" draw:layer="layout" svg:width="6.645cm" svg:height="2.713cm" svg:x="3.569cm" svg:y="15.397cm" svg:viewBox="0 0 6646 2714" svg:d="M0 0c2739 5785 6646 523 6646 523">
          <text:p/>
        </draw:path>
        <draw:custom-shape draw:style-name="gr4" draw:text-style-name="P2" draw:layer="layout" svg:width="1.016cm" svg:height="1.016cm" svg:x="3.139cm" svg:y="14.841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7" draw:layer="layout" svg:width="7.74cm" svg:height="0.771cm" svg:x="2.249cm" svg:y="19.195cm">
          <draw:text-box>
            <text:p text:style-name="P7"><text:span text:style-name="T1">Optimize further by getting rid of A and B</text:span></text:p>
          </draw:text-box>
        </draw:frame>
        <draw:frame draw:style-name="gr40" draw:text-style-name="P7" draw:layer="layout" svg:width="5.276cm" svg:height="0.771cm" svg:x="13.318cm" svg:y="26.94cm">
          <draw:text-box>
            <text:p text:style-name="P7"><text:span text:style-name="T1">O starts firing at timestep 2.</text:span></text:p>
          </draw:text-box>
        </draw:frame>
        <draw:custom-shape draw:style-name="gr14" draw:text-style-name="P1" draw:layer="layout" svg:width="5.181cm" svg:height="2.662cm" svg:x="15.11cm" svg:y="21.9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508cm" svg:height="0.508cm" svg:x="15.641cm" svg:y="22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3.985cm" svg:height="0.771cm" svg:x="16.071cm" svg:y="22.202cm">
          <draw:text-box>
            <text:p text:style-name="P1"><text:span text:style-name="T1">Threshold = 2.</text:span></text:p>
          </draw:text-box>
        </draw:frame>
        <draw:frame draw:style-name="gr22" draw:text-style-name="P1" draw:layer="layout" svg:width="2.792cm" svg:height="0.771cm" svg:x="17.368cm" svg:y="23.641cm">
          <draw:text-box>
            <text:p text:style-name="P1"><text:span text:style-name="T1">Delay = </text:span><text:span text:style-name="T5">w-1</text:span></text:p>
          </draw:text-box>
        </draw:frame>
        <draw:line draw:style-name="gr23" draw:text-style-name="P1" draw:layer="layout" svg:x1="15.813cm" svg:y1="24.101cm" svg:x2="17.464cm" svg:y2="24.076cm">
          <text:p/>
        </draw:line>
        <draw:frame draw:style-name="gr22" draw:text-style-name="P1" draw:layer="layout" svg:width="2.792cm" svg:height="0.771cm" svg:x="17.356cm" svg:y="22.942cm">
          <draw:text-box>
            <text:p text:style-name="P1"><text:span text:style-name="T1">Weight = </text:span><text:span text:style-name="T6">2</text:span></text:p>
          </draw:text-box>
        </draw:frame>
        <draw:line draw:style-name="gr41" draw:text-style-name="P1" draw:layer="layout" svg:x1="15.801cm" svg:y1="23.402cm" svg:x2="17.452cm" svg:y2="23.377cm">
          <text:p/>
        </draw:line>
      </draw:page>
      <draw:page draw:name="page14" draw:style-name="dp1" draw:master-page-name="Default">
        <draw:frame draw:style-name="gr31" draw:text-style-name="P4" draw:layer="layout" svg:width="8.647cm" svg:height="0.721cm" svg:x="2.092cm" svg:y="1.269cm">
          <draw:text-box>
            <text:p><text:span text:style-name="T3">Division by a power of two</text:span></text:p>
          </draw:text-box>
        </draw:frame>
        <draw:path draw:style-name="gr23" draw:text-style-name="P1" draw:layer="layout" svg:width="1.907cm" svg:height="1.078cm" svg:x="4.155cm" svg:y="15.33cm" svg:viewBox="0 0 1908 1079" svg:d="M0 0c831 1169 1908 1077 1908 1077">
          <text:p/>
        </draw:path>
        <draw:line draw:style-name="gr3" draw:text-style-name="P1" draw:layer="layout" svg:x1="6.74cm" svg:y1="16.407cm" svg:x2="8.555cm" svg:y2="16.407cm">
          <text:p/>
        </draw:line>
        <draw:path draw:style-name="gr9" draw:text-style-name="P1" draw:layer="layout" svg:width="0.645cm" svg:height="0.898cm" svg:x="8.801cm" svg:y="16.53cm" svg:viewBox="0 0 646 899" svg:d="M0 0c493 1846 646 277 646 277">
          <text:p/>
        </draw:path>
        <draw:path draw:style-name="gr9" draw:text-style-name="P1" draw:layer="layout" svg:width="2.184cm" svg:height="0.739cm" svg:x="9.324cm" svg:y="15.699cm" svg:viewBox="0 0 2185 740" svg:d="M0 739c1939 31 2185-739 2185-739">
          <text:p/>
        </draw:path>
        <draw:path draw:style-name="gr32" draw:text-style-name="P1" draw:layer="layout" svg:width="7.107cm" svg:height="0.48cm" svg:x="4.063cm" svg:y="12.049cm" svg:viewBox="0 0 7108 481" svg:d="M0 481c3415-984 7108-154 7108-154">
          <text:p/>
        </draw:path>
        <draw:path draw:style-name="gr32" draw:text-style-name="P1" draw:layer="layout" svg:width="7.229cm" svg:height="2.214cm" svg:x="4.094cm" svg:y="12.592cm" svg:viewBox="0 0 7230 2215" svg:d="M0 0c4615 184 7230 2215 7230 2215">
          <text:p/>
        </draw:path>
        <draw:path draw:style-name="gr33" draw:text-style-name="P1" draw:layer="layout" svg:width="7.076cm" svg:height="0.378cm" svg:x="4.094cm" svg:y="14.767cm" svg:viewBox="0 0 7077 379" svg:d="M0 348c3477-800 7077 31 7077 31">
          <text:p/>
        </draw:path>
        <draw:path draw:style-name="gr33" draw:text-style-name="P1" draw:layer="layout" svg:width="7.138cm" svg:height="2.307cm" svg:x="4.032cm" svg:y="12.776cm" svg:viewBox="0 0 7139 2308" svg:d="M0 2308c4431-2215 7139-2308 7139-2308">
          <text:p/>
        </draw:path>
        <draw:path draw:style-name="gr9" draw:text-style-name="P1" draw:layer="layout" svg:width="2.276cm" svg:height="3.229cm" svg:x="9.047cm" svg:y="13.023cm" svg:viewBox="0 0 2277 3230" svg:d="M0 3230c954-2430 2277-3230 2277-3230">
          <text:p/>
        </draw:path>
        <draw:path draw:style-name="gr9" draw:text-style-name="P1" draw:layer="layout" svg:width="0.708cm" svg:height="0.947cm" svg:x="11.355cm" svg:y="11.49cm" svg:viewBox="0 0 709 948" svg:d="M0 948c769-2000 708-215 708-215">
          <text:p/>
        </draw:path>
        <draw:path draw:style-name="gr9" draw:text-style-name="P1" draw:layer="layout" svg:width="0.215cm" svg:height="1.876cm" svg:x="11.724cm" svg:y="12.776cm" svg:viewBox="0 0 216 1877" svg:d="M0 0c400 923 123 1877 123 1877">
          <text:p/>
        </draw:path>
        <draw:path draw:style-name="gr3" draw:text-style-name="P1" draw:layer="layout" svg:width="2.03cm" svg:height="0.892cm" svg:x="11.909cm" svg:y="12.53cm" svg:viewBox="0 0 2031 893" svg:d="M0 0c1385 62 2031 893 2031 893">
          <text:p/>
        </draw:path>
        <draw:path draw:style-name="gr9" draw:text-style-name="P1" draw:layer="layout" svg:width="2.092cm" svg:height="0.861cm" svg:x="11.724cm" svg:y="14.253cm" svg:viewBox="0 0 2093 862" svg:d="M0 862c1447-277 2093-862 2093-862">
          <text:p/>
        </draw:path>
        <draw:custom-shape draw:style-name="gr4" draw:text-style-name="P2" draw:layer="layout" svg:width="1.016cm" svg:height="1.016cm" svg:x="6.081cm" svg:y="15.873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11.161cm" svg:y="12.063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161cm" svg:y="14.60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4.583cm" svg:height="0.892cm" svg:x="4.217cm" svg:y="15.145cm" svg:viewBox="0 0 4584 893" svg:d="M0 1c3415-31 4584 892 4584 892">
          <text:p/>
        </draw:path>
        <draw:frame draw:style-name="gr42" draw:text-style-name="P7" draw:layer="layout" svg:width="16.681cm" svg:height="1.241cm" svg:x="2.434cm" svg:y="2.179cm">
          <draw:text-box>
            <text:p text:style-name="P7"><text:span text:style-name="T1">The approach here is to do calculations for both positive and negative, and then do an AND</text:span></text:p>
            <text:p text:style-name="P7"><text:span text:style-name="T1">selection at the end, based on the last bit. <text:s/>Look down two pages for the “better” version, ha ha.</text:span></text:p>
          </draw:text-box>
        </draw:frame>
        <draw:frame draw:style-name="gr43" draw:text-style-name="P7" draw:layer="layout" svg:width="2.991cm" svg:height="1.241cm" svg:x="13.722cm" svg:y="12.048cm">
          <draw:text-box>
            <text:p text:style-name="P7"><text:span text:style-name="T1">O starts firing</text:span></text:p>
            <text:p text:style-name="P7"><text:span text:style-name="T1"><text:s/></text:span><text:span text:style-name="T1">at timestep 2.</text:span></text:p>
          </draw:text-box>
        </draw:frame>
        <draw:frame draw:style-name="gr44" draw:text-style-name="P6" draw:layer="layout" svg:width="1.564cm" svg:height="1.35cm" svg:x="4.618cm" svg:y="15.636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frame draw:style-name="gr45" draw:text-style-name="P3" draw:layer="layout" svg:width="2.461cm" svg:height="0.771cm" svg:x="10.365cm" svg:y="17.018cm">
          <draw:text-box>
            <text:p><text:span text:style-name="T2">Delay=3+k</text:span></text:p>
          </draw:text-box>
        </draw:frame>
        <draw:frame draw:style-name="gr46" draw:text-style-name="P7" draw:layer="layout" svg:width="6.085cm" svg:height="2.181cm" svg:x="11.37cm" svg:y="23.574cm">
          <draw:text-box>
            <text:p text:style-name="P7"><text:span text:style-name="T1">When A is negative, </text:span></text:p>
            <text:p text:style-name="P7"><text:span text:style-name="T1">then O- spikes A/2^k </text:span></text:p>
            <text:p text:style-name="P7"><text:span text:style-name="T1">starting at timestep</text:span></text:p>
            <text:p text:style-name="P7"><text:span text:style-name="T1">5+k.</text:span></text:p>
          </draw:text-box>
        </draw:frame>
        <draw:frame draw:style-name="gr47" draw:text-style-name="P3" draw:layer="layout" svg:width="2.461cm" svg:height="0.771cm" svg:x="8.148cm" svg:y="18.365cm">
          <draw:text-box>
            <text:p><text:span text:style-name="T2">Delay=3+k</text:span></text:p>
          </draw:text-box>
        </draw:frame>
        <draw:path draw:style-name="gr9" draw:text-style-name="P1" draw:layer="layout" svg:width="1.238cm" svg:height="4.472cm" svg:x="13.091cm" svg:y="13.963cm" svg:viewBox="0 0 1239 4473" svg:d="M1236 0c73 2291-1236 4473-1236 4473">
          <text:p/>
        </draw:path>
        <draw:path draw:style-name="gr23" draw:text-style-name="P1" draw:layer="layout" svg:width="3.09cm" svg:height="2.036cm" svg:x="9.418cm" svg:y="16.436cm" svg:viewBox="0 0 3091 2037" svg:d="M0 0c2364 691 3091 2037 3091 2037v-37">
          <text:p/>
        </draw:path>
        <draw:path draw:style-name="gr23" draw:text-style-name="P1" draw:layer="layout" svg:width="8.253cm" svg:height="3.781cm" svg:x="3.964cm" svg:y="15.127cm" svg:viewBox="0 0 8254 3782" svg:d="M0 0c1200 3855 8254 3782 8254 3782">
          <text:p/>
        </draw:path>
        <draw:path draw:style-name="gr9" draw:text-style-name="P1" draw:layer="layout" svg:width="1.104cm" svg:height="0.617cm" svg:x="12.327cm" svg:y="21.345cm" svg:viewBox="0 0 1105 618" svg:d="M0 0c2327 400 255 618 255 618">
          <text:p/>
        </draw:path>
        <draw:path draw:style-name="gr3" draw:text-style-name="P1" draw:layer="layout" svg:width="0.4cm" svg:height="2.29cm" svg:x="12.327cm" svg:y="18.909cm" svg:viewBox="0 0 401 2291" svg:d="M364 0c182 945-364 2291-364 2291">
          <text:p/>
        </draw:path>
        <draw:path draw:style-name="gr3" draw:text-style-name="P1" draw:layer="layout" svg:width="3.926cm" svg:height="2.472cm" svg:x="8.8cm" svg:y="18.945cm" svg:viewBox="0 0 3927 2473" svg:d="M3927 0c-2218 2109-3927 2473-3927 2473">
          <text:p/>
        </draw:path>
        <draw:custom-shape draw:style-name="gr17" draw:text-style-name="P2" draw:layer="layout" svg:width="1.016cm" svg:height="1.016cm" svg:x="12.268cm" svg:y="18.391cm">
          <text:p text:style-name="P1"><text:span text:style-name="T1">-&gt;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701cm" svg:y="13.333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8" draw:text-style-name="P1" draw:layer="layout" svg:width="7.813cm" svg:height="6.363cm" svg:x="3.822cm" svg:y="15.163cm" svg:viewBox="0 0 7814 6364" svg:d="M105 0c-1163 1128 7709 6364 7709 6364">
          <text:p/>
        </draw:path>
        <draw:path draw:style-name="gr48" draw:text-style-name="P1" draw:layer="layout" svg:width="4.215cm" svg:height="6.435cm" svg:x="3.748cm" svg:y="14.873cm" svg:viewBox="0 0 4216 6436" svg:d="M143 0c-1055 2581 4073 6436 4073 6436">
          <text:p/>
        </draw:path>
        <draw:frame draw:style-name="gr49" draw:text-style-name="P3" draw:layer="layout" svg:width="3.197cm" svg:height="2.651cm" svg:x="13.972cm" svg:y="17.344cm">
          <draw:text-box>
            <text:p><text:span text:style-name="T2">Delays from S &amp; bias to T1/T2 = k+4.</text:span></text:p>
          </draw:text-box>
        </draw:frame>
        <draw:path draw:style-name="gr23" draw:text-style-name="P1" draw:layer="layout" svg:width="1.285cm" svg:height="4.58cm" svg:x="7.805cm" svg:y="16.473cm" svg:viewBox="0 0 1286 4581" svg:d="M1286 0c-2073 2218-1018 4581-1018 4581">
          <text:p/>
        </draw:path>
        <draw:path draw:style-name="gr23" draw:text-style-name="P1" draw:layer="layout" svg:width="2.69cm" svg:height="4.835cm" svg:x="9.309cm" svg:y="16.4cm" svg:viewBox="0 0 2691 4836" svg:d="M0 0c2255 2363 2691 4836 2691 4836">
          <text:p/>
        </draw:path>
        <draw:path draw:style-name="gr9" draw:text-style-name="P1" draw:layer="layout" svg:width="3.199cm" svg:height="0.342cm" svg:x="8.909cm" svg:y="21.709cm" svg:viewBox="0 0 3200 343" svg:d="M3200 0c-945 727-3200 73-3200 73">
          <text:p/>
        </draw:path>
        <draw:path draw:style-name="gr9" draw:text-style-name="P1" draw:layer="layout" svg:width="1.526cm" svg:height="2.544cm" svg:x="8.4cm" svg:y="21.673cm" svg:viewBox="0 0 1527 2545" svg:d="M0 0c145 1672 1527 2545 1527 2545">
          <text:p/>
        </draw:path>
        <draw:path draw:style-name="gr3" draw:text-style-name="P1" draw:layer="layout" svg:width="1.49cm" svg:height="2.508cm" svg:x="10.691cm" svg:y="21.818cm" svg:viewBox="0 0 1491 2509" svg:d="M1491 0c0 1491-1491 2509-1491 2509">
          <text:p/>
        </draw:path>
        <draw:custom-shape draw:style-name="gr4" draw:text-style-name="P2" draw:layer="layout" svg:width="1.016cm" svg:height="1.016cm" svg:x="7.832cm" svg:y="21.081cm">
          <text:p text:style-name="P1"><text:span text:style-name="T1">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11.541cm" svg:y="21.227cm">
          <text:p text:style-name="P1"><text:span text:style-name="T1">T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0" draw:text-style-name="P1" draw:layer="layout" svg:width="6.403cm" svg:height="4.81cm" svg:x="4.036cm" svg:y="7.699cm" svg:viewBox="0 0 6404 4811" svg:d="M1 4811c-100-3742 6403-4811 6403-4811">
          <text:p/>
        </draw:path>
        <draw:custom-shape draw:style-name="gr4" draw:text-style-name="P2" draw:layer="layout" svg:width="1.016cm" svg:height="1.016cm" svg:x="8.621cm" svg:y="15.873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1.759cm" svg:height="8.363cm" svg:x="2.204cm" svg:y="12.546cm" svg:viewBox="0 0 1760 8364" svg:d="M1760 0c-3237 3018-1019 8364-1019 8364">
          <text:p/>
        </draw:path>
        <draw:path draw:style-name="gr23" draw:text-style-name="P1" draw:layer="layout" svg:width="0.757cm" svg:height="5.672cm" svg:x="3.206cm" svg:y="15.055cm" svg:viewBox="0 0 758 5673" svg:d="M758 0c-982 945-728 5673-728 5673">
          <text:p/>
        </draw:path>
        <draw:frame draw:style-name="gr44" draw:text-style-name="P6" draw:layer="layout" svg:width="1.564cm" svg:height="1.35cm" svg:x="3.272cm" svg:y="18.982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path draw:style-name="gr3" draw:text-style-name="P1" draw:layer="layout" svg:width="1.239cm" svg:height="3.708cm" svg:x="2.796cm" svg:y="8.91cm" svg:viewBox="0 0 1240 3709" svg:d="M1240 3709c-1382-1564-1236-3709-1236-3709">
          <text:p/>
        </draw:path>
        <draw:path draw:style-name="gr23" draw:text-style-name="P1" draw:layer="layout" svg:width="1.463cm" svg:height="6.217cm" svg:x="2.5cm" svg:y="8.946cm" svg:viewBox="0 0 1464 6218" svg:d="M1464 6218c-1855-2327-1419-6218-1419-6218">
          <text:p/>
        </draw:path>
        <draw:frame draw:style-name="gr44" draw:text-style-name="P6" draw:layer="layout" svg:width="1.564cm" svg:height="1.35cm" svg:x="1cm" svg:y="10.91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custom-shape draw:style-name="gr4" draw:text-style-name="P2" draw:layer="layout" svg:width="1.016cm" svg:height="1.016cm" svg:x="3.541cm" svg:y="12.06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541cm" svg:y="14.603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3" draw:text-style-name="P1" draw:layer="layout" svg:width="3.489cm" svg:height="2.872cm" svg:x="2.764cm" svg:y="5.491cm" svg:viewBox="0 0 3490 2873" svg:d="M0 2873c1381-2691 3490-2873 3490-2873">
          <text:p/>
        </draw:path>
        <draw:line draw:style-name="gr9" draw:text-style-name="P1" draw:layer="layout" svg:x1="3.018cm" svg:y1="8.473cm" svg:x2="6.436cm" svg:y2="7.491cm">
          <text:p/>
        </draw:line>
        <draw:line draw:style-name="gr3" draw:text-style-name="P1" draw:layer="layout" svg:x1="6.8cm" svg:y1="5.419cm" svg:x2="6.909cm" svg:y2="6.982cm">
          <text:p/>
        </draw:line>
        <draw:frame draw:style-name="gr44" draw:text-style-name="P6" draw:layer="layout" svg:width="1.564cm" svg:height="1.35cm" svg:x="2.673cm" svg:y="5.382cm">
          <draw:text-box>
            <text:p text:style-name="P1"><text:span text:style-name="T2">Delay</text:span></text:p>
            <text:p text:style-name="P1"><text:span text:style-name="T2">w</text:span></text:p>
          </draw:text-box>
        </draw:frame>
        <draw:custom-shape draw:style-name="gr4" draw:text-style-name="P2" draw:layer="layout" svg:width="1.016cm" svg:height="0.92cm" svg:x="6.313cm" svg:y="4.926cm">
          <text:p text:style-name="P1"><text:span text:style-name="T1">C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2.304cm" svg:y="7.99cm">
          <text:p text:style-name="P1"><text:span text:style-name="T1">+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982cm" svg:y1="7.491cm" svg:x2="10.218cm" svg:y2="7.382cm">
          <text:p/>
        </draw:line>
        <draw:frame draw:style-name="gr51" draw:text-style-name="P3" draw:layer="layout" svg:width="2.91cm" svg:height="0.771cm" draw:transform="rotate (0.54122660104334) translate (4.92cm 10.156cm)">
          <draw:text-box>
            <text:p><text:span text:style-name="T2">Delay=5+w-k</text:span></text:p>
          </draw:text-box>
        </draw:frame>
        <draw:frame draw:style-name="gr52" draw:text-style-name="P3" draw:layer="layout" svg:width="2.461cm" svg:height="1.353cm" svg:x="7.529cm" svg:y="6.546cm">
          <draw:text-box>
            <text:p><text:span text:style-name="T2">Delay=5</text:span></text:p>
          </draw:text-box>
        </draw:frame>
        <draw:path draw:style-name="gr9" draw:text-style-name="P1" draw:layer="layout" svg:width="0.723cm" svg:height="0.786cm" svg:x="6.367cm" svg:y="7.637cm" svg:viewBox="0 0 724 787" svg:d="M106 0c-437 1527 618 363 618 363">
          <text:p/>
        </draw:path>
        <draw:custom-shape draw:style-name="gr4" draw:text-style-name="P2" draw:layer="layout" svg:width="1.016cm" svg:height="0.92cm" svg:x="6.386cm" svg:y="7.035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0.723cm" svg:height="0.786cm" svg:x="4.86cm" svg:y="25.888cm" svg:viewBox="0 0 724 787" svg:d="M106 0c-437 1527 618 363 618 363">
          <text:p/>
        </draw:path>
        <draw:frame draw:style-name="gr44" draw:text-style-name="P6" draw:layer="layout" svg:width="1.564cm" svg:height="1.35cm" svg:x="3.988cm" svg:y="21.217cm">
          <draw:text-box>
            <text:p text:style-name="P1"><text:span text:style-name="T2">Delay</text:span></text:p>
            <text:p text:style-name="P1"><text:span text:style-name="T2">w</text:span></text:p>
          </draw:text-box>
        </draw:frame>
        <draw:line draw:style-name="gr23" draw:text-style-name="P1" draw:layer="layout" svg:x1="3.452cm" svg:y1="21.315cm" svg:x2="5.069cm" svg:y2="23.233cm">
          <text:p/>
        </draw:line>
        <draw:line draw:style-name="gr3" draw:text-style-name="P1" draw:layer="layout" svg:x1="5.37cm" svg:y1="23.699cm" svg:x2="5.425cm" svg:y2="25.288cm">
          <text:p/>
        </draw:line>
        <draw:path draw:style-name="gr9" draw:text-style-name="P1" draw:layer="layout" svg:width="1.828cm" svg:height="4.081cm" svg:x="3.185cm" svg:y="21.315cm" svg:viewBox="0 0 1829 4082" svg:d="M21 0c-247 2137 1808 4082 1808 4082">
          <text:p/>
        </draw:path>
        <draw:custom-shape draw:style-name="gr17" draw:text-style-name="P2" draw:layer="layout" svg:width="1.016cm" svg:height="0.92cm" svg:x="2.849cm" svg:y="20.753cm">
          <text:p text:style-name="P1"><text:span text:style-name="T1">-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4.806cm" svg:y="23.177cm">
          <text:p text:style-name="P1"><text:span text:style-name="T1">C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.48cm" svg:y1="25.808cm" svg:x2="8.685cm" svg:y2="26.219cm">
          <text:p/>
        </draw:line>
        <draw:custom-shape draw:style-name="gr4" draw:text-style-name="P2" draw:layer="layout" svg:width="1.016cm" svg:height="0.92cm" svg:x="4.879cm" svg:y="25.286cm">
          <text:p text:style-name="P1"><text:span text:style-name="T1">B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0.85cm" svg:height="1.177cm" svg:x="9.259cm" svg:y="24.575cm" svg:viewBox="0 0 851 1178" svg:d="M851 0c-932 28-849 1178-849 1178">
          <text:p/>
        </draw:path>
        <draw:custom-shape draw:style-name="gr4" draw:text-style-name="P2" draw:layer="layout" svg:width="1.016cm" svg:height="1.016cm" svg:x="9.723cm" svg:y="24.1cm">
          <text:p text:style-name="P1"><text:span text:style-name="T1">OT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3" draw:layer="layout" svg:width="2.461cm" svg:height="1.353cm" svg:x="6.27cm" svg:y="25.205cm">
          <draw:text-box>
            <text:p><text:span text:style-name="T2">Delay=5</text:span></text:p>
          </draw:text-box>
        </draw:frame>
        <draw:custom-shape draw:style-name="gr4" draw:text-style-name="P2" draw:layer="layout" svg:width="1.016cm" svg:height="1.016cm" svg:x="18.277cm" svg:y="16.21cm">
          <text:p text:style-name="P1"><text:span text:style-name="T1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7.671cm" svg:height="8.711cm" svg:x="11.096cm" svg:y="7.452cm" svg:viewBox="0 0 7672 8712" svg:d="M0 0c6795 1233 7672 8712 7672 8712">
          <text:p/>
        </draw:path>
        <draw:path draw:style-name="gr9" draw:text-style-name="P1" draw:layer="layout" svg:width="9.314cm" svg:height="9.068cm" svg:x="9.535cm" svg:y="17.26cm" svg:viewBox="0 0 9315 9069" svg:d="M0 9068c9068 110 9315-9068 9315-9068">
          <text:p/>
        </draw:path>
        <draw:custom-shape draw:style-name="gr17" draw:text-style-name="P2" draw:layer="layout" svg:width="1.016cm" svg:height="1.016cm" svg:x="8.71cm" svg:y="25.771cm">
          <text:p text:style-name="P1"><text:span text:style-name="T1">O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10.377cm" svg:y="6.934cm">
          <text:p text:style-name="P1"><text:span text:style-name="T1">O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5" draw:style-name="dp1" draw:master-page-name="Default">
        <draw:path draw:style-name="gr9" draw:text-style-name="P1" draw:layer="layout" svg:width="1.867cm" svg:height="1.028cm" svg:x="2.658cm" svg:y="14.208cm" svg:viewBox="0 0 1868 1029" svg:d="M0 1029c658-1132 1868-1026 1868-1026">
          <text:p/>
        </draw:path>
        <draw:path draw:style-name="gr9" draw:text-style-name="P1" draw:layer="layout" svg:width="1.868cm" svg:height="2.078cm" svg:x="2.71cm" svg:y="14.816cm" svg:viewBox="0 0 1869 2079" svg:d="M0 2079c869-2158 1869-2079 1869-2079">
          <text:p/>
        </draw:path>
        <draw:path draw:style-name="gr9" draw:text-style-name="P1" draw:layer="layout" svg:width="1.973cm" svg:height="0.972cm" svg:x="2.684cm" svg:y="15.29cm" svg:viewBox="0 0 1974 973" svg:d="M0 0c1211 105 1974 973 1974 973">
          <text:p/>
        </draw:path>
        <draw:path draw:style-name="gr9" draw:text-style-name="P1" draw:layer="layout" svg:width="1.92cm" svg:height="0.217cm" svg:x="2.684cm" svg:y="16.947cm" svg:viewBox="0 0 1921 218" svg:d="M0 0c1053 395 1921 132 1921 132">
          <text:p/>
        </draw:path>
        <draw:path draw:style-name="gr9" draw:text-style-name="P1" draw:layer="layout" svg:width="6.972cm" svg:height="2.446cm" svg:x="2.658cm" svg:y="17cm" svg:viewBox="0 0 6973 2447" svg:d="M0 0c1395 2369 6973 2447 6973 2447">
          <text:p/>
        </draw:path>
        <draw:path draw:style-name="gr9" draw:text-style-name="P1" draw:layer="layout" svg:width="2.499cm" svg:height="1.447cm" svg:x="7.342cm" svg:y="17.605cm" svg:viewBox="0 0 2500 1448" svg:d="M0 0c2184 27 2500 1448 2500 1448">
          <text:p/>
        </draw:path>
        <draw:line draw:style-name="gr9" draw:text-style-name="P1" draw:layer="layout" svg:x1="11.237cm" svg:y1="19.421cm" svg:x2="13.289cm" svg:y2="19.421cm">
          <text:p/>
        </draw:line>
        <draw:path draw:style-name="gr9" draw:text-style-name="P1" draw:layer="layout" svg:width="2.869cm" svg:height="1.131cm" svg:x="14.947cm" svg:y="18.263cm" svg:viewBox="0 0 2870 1132" svg:d="M0 1132c3000-79 2869-1132 2869-1132">
          <text:p/>
        </draw:path>
        <draw:path draw:style-name="gr9" draw:text-style-name="P1" draw:layer="layout" svg:width="6.736cm" svg:height="0.177cm" svg:x="6.921cm" svg:y="16.769cm" svg:viewBox="0 0 6737 178" svg:d="M0 100c3737-264 6737 78 6737 78">
          <text:p/>
        </draw:path>
        <draw:path draw:style-name="gr9" draw:text-style-name="P1" draw:layer="layout" svg:width="0.429cm" svg:height="1.867cm" svg:x="14.359cm" svg:y="14.737cm" svg:viewBox="0 0 430 1868" svg:d="M430 0c-526 947-421 1868-421 1868">
          <text:p/>
        </draw:path>
        <draw:path draw:style-name="gr9" draw:text-style-name="P1" draw:layer="layout" svg:width="2.051cm" svg:height="0.302cm" svg:x="11.395cm" svg:y="14.25cm" svg:viewBox="0 0 2052 303" svg:d="M0 303c1079-632 2052-79 2052-79">
          <text:p/>
        </draw:path>
        <draw:path draw:style-name="gr9" draw:text-style-name="P1" draw:layer="layout" svg:width="1.762cm" svg:height="0.287cm" svg:x="8.184cm" svg:y="14.265cm" svg:viewBox="0 0 1763 288" svg:d="M0 288c1053-579 1763-106 1763-106">
          <text:p/>
        </draw:path>
        <draw:path draw:style-name="gr9" draw:text-style-name="P1" draw:layer="layout" svg:width="1.999cm" svg:height="0.581cm" svg:x="15.184cm" svg:y="16.813cm" svg:viewBox="0 0 2000 582" svg:d="M0 29c1632-184 2000 553 2000 553">
          <text:p/>
        </draw:path>
        <draw:custom-shape draw:style-name="gr53" draw:text-style-name="P6" draw:layer="layout" svg:width="3.973cm" svg:height="1.578cm" svg:x="4.601cm" svg:y="13.737cm">
          <text:p text:style-name="P1"><text:span text:style-name="T2">Two's Complement</text:span></text:p>
          <text:p text:style-name="P1"><text:span text:style-name="T2">In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" draw:layer="layout" svg:width="1.936cm" svg:height="1.578cm" svg:x="10.001cm" svg:y="13.738cm">
          <text:p text:style-name="P1"><text:span text:style-name="T2">Right</text:span></text:p>
          <text:p text:style-name="P1"><text:span text:style-name="T2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" draw:layer="layout" svg:width="3.973cm" svg:height="1.578cm" svg:x="13.48cm" svg:y="13.764cm">
          <text:p text:style-name="P1"><text:span text:style-name="T2">Two's Complement</text:span></text:p>
          <text:p text:style-name="P1"><text:span text:style-name="T2">In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2.735cm" svg:height="1.578cm" svg:x="4.602cm" svg:y="16.212cm">
          <text:p text:style-name="P1"><text:span text:style-name="T2">Test</text:span></text:p>
          <text:p text:style-name="P1"><text:span text:style-name="T2">Bit w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" draw:layer="layout" svg:width="1.936cm" svg:height="1.578cm" svg:x="13.359cm" svg:y="18.524cm">
          <text:p text:style-name="P1"><text:span text:style-name="T2">Right</text:span></text:p>
          <text:p text:style-name="P1"><text:span text:style-name="T2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8" draw:layer="layout" svg:width="1.88cm" svg:height="0.813cm" svg:x="16.868cm" svg:y="17.397cm">
          <text:p text:style-name="P1"><text:span text:style-name="T7">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8" draw:layer="layout" svg:width="1.88cm" svg:height="0.813cm" svg:x="13.631cm" svg:y="16.555cm">
          <text:p text:style-name="P1"><text:span text:style-name="T7">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8" draw:layer="layout" svg:width="1.88cm" svg:height="0.813cm" svg:x="9.678cm" svg:y="19.05cm">
          <text:p text:style-name="P1"><text:span text:style-name="T7">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58" draw:text-style-name="P2" draw:layer="layout" svg:width="0.868cm" svg:height="0.894cm" svg:x="2.263cm" svg:y="16.442cm">
          <text:p text:style-name="P1"><text:span text:style-name="T1">A</text:span></text:p>
        </draw:ellipse>
        <draw:ellipse draw:style-name="gr58" draw:text-style-name="P2" draw:layer="layout" svg:width="0.868cm" svg:height="0.894cm" svg:x="2.263cm" svg:y="14.848cm">
          <text:p text:style-name="P1"><text:span text:style-name="T1">S</text:span></text:p>
        </draw:ellipse>
        <draw:frame draw:style-name="gr59" draw:text-style-name="P3" draw:layer="layout" svg:width="4.862cm" svg:height="0.771cm" svg:x="7.974cm" svg:y="16.027cm">
          <draw:text-box>
            <text:p><text:span text:style-name="T2">Train of w spikes if unset</text:span></text:p>
          </draw:text-box>
        </draw:frame>
        <draw:frame draw:style-name="gr60" draw:text-style-name="P3" draw:layer="layout" svg:width="2.55cm" svg:height="1.241cm" svg:x="9.5cm" svg:y="17.423cm">
          <draw:text-box>
            <text:p><text:span text:style-name="T2">Train of w</text:span></text:p>
            <text:p><text:span text:style-name="T2">spikes if set</text:span></text:p>
          </draw:text-box>
        </draw:frame>
      </draw:page>
      <draw:page draw:name="page16" draw:style-name="dp1" draw:master-page-name="Default">
        <draw:custom-shape draw:style-name="gr61" draw:text-style-name="P6" draw:layer="layout" svg:width="2.2cm" svg:height="1.789cm" svg:x="16.801cm" svg:y="16.9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6" draw:layer="layout" svg:width="2.88cm" svg:height="2.337cm" svg:x="12.488cm" svg:y="18.2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" draw:layer="layout" svg:width="2.2cm" svg:height="1.789cm" svg:x="13.036cm" svg:y="14.6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6" draw:layer="layout" svg:width="1.895cm" svg:height="1.442cm" svg:x="10.036cm" svg:y="11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6" draw:layer="layout" svg:width="4.027cm" svg:height="3.549cm" svg:x="12.316cm" svg:y="10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6" draw:layer="layout" svg:width="4.027cm" svg:height="3.549cm" svg:x="5.658cm" svg:y="10.7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6" draw:layer="layout" svg:width="6.346cm" svg:height="5.76cm" svg:x="4.791cm" svg:y="14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016cm" svg:height="0.92cm" svg:x="5.541cm" svg:y="17.684cm">
          <text:p text:style-name="P1"><text:span text:style-name="T1">S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5.541cm" svg:y="14.884cm">
          <text:p text:style-name="P1"><text:span text:style-name="T1">S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8" draw:text-style-name="P1" draw:layer="layout" svg:width="3.13cm" svg:height="2.815cm" svg:x="2.79cm" svg:y="12.116cm" svg:viewBox="0 0 3131 2816" svg:d="M0 0c2052 789 3131 2816 3131 2816">
          <text:p/>
        </draw:path>
        <draw:path draw:style-name="gr9" draw:text-style-name="P1" draw:layer="layout" svg:width="2.762cm" svg:height="1.473cm" svg:x="2.764cm" svg:y="13.774cm" svg:viewBox="0 0 2763 1474" svg:d="M0 0c1105 1131 2763 1474 2763 1474">
          <text:p/>
        </draw:path>
        <draw:path draw:style-name="gr28" draw:text-style-name="P1" draw:layer="layout" svg:width="3.183cm" svg:height="5.578cm" svg:x="2.685cm" svg:y="12.142cm" svg:viewBox="0 0 3184 5579" svg:d="M0 0c2394 2474 3184 5579 3184 5579">
          <text:p/>
        </draw:path>
        <draw:path draw:style-name="gr3" draw:text-style-name="P1" draw:layer="layout" svg:width="2.946cm" svg:height="4.183cm" svg:x="2.632cm" svg:y="13.774cm" svg:viewBox="0 0 2947 4184" svg:d="M0 0c895 3553 2947 4184 2947 4184">
          <text:p/>
        </draw:path>
        <draw:line draw:style-name="gr34" draw:text-style-name="P1" draw:layer="layout" svg:x1="14.183cm" svg:y1="6.084cm" svg:x2="16.762cm" svg:y2="6.111cm">
          <text:p/>
        </draw:line>
        <draw:frame draw:style-name="gr45" draw:text-style-name="P6" draw:layer="layout" svg:width="2.63cm" svg:height="0.771cm" svg:x="16.774cm" svg:y="5.712cm">
          <draw:text-box>
            <text:p text:style-name="P1"><text:span text:style-name="T2">Delay: w-1</text:span></text:p>
          </draw:text-box>
        </draw:frame>
        <draw:path draw:style-name="gr28" draw:text-style-name="P1" draw:layer="layout" svg:width="1.578cm" svg:height="0.788cm" svg:x="6.052cm" svg:y="15.353cm" svg:viewBox="0 0 1579 789" svg:d="M0 0c1105 289 1579 789 1579 789">
          <text:p/>
        </draw:path>
        <draw:path draw:style-name="gr28" draw:text-style-name="P1" draw:layer="layout" svg:width="1.578cm" svg:height="0.788cm" svg:x="6.04cm" svg:y="18.241cm" svg:viewBox="0 0 1579 789" svg:d="M0 0c1105 289 1579 789 1579 789">
          <text:p/>
        </draw:path>
        <draw:line draw:style-name="gr28" draw:text-style-name="P1" draw:layer="layout" svg:x1="14.171cm" svg:y1="6.685cm" svg:x2="16.75cm" svg:y2="6.712cm">
          <text:p/>
        </draw:line>
        <draw:frame draw:style-name="gr45" draw:text-style-name="P6" draw:layer="layout" svg:width="2.63cm" svg:height="0.771cm" svg:x="16.762cm" svg:y="6.313cm">
          <draw:text-box>
            <text:p text:style-name="P1"><text:span text:style-name="T2">Delay: w</text:span></text:p>
          </draw:text-box>
        </draw:frame>
        <draw:path draw:style-name="gr9" draw:text-style-name="P1" draw:layer="layout" svg:width="3.236cm" svg:height="0.205cm" svg:x="6.131cm" svg:y="15.12cm" svg:viewBox="0 0 3237 206" svg:d="M0 206c1869-447 3237-26 3237-26">
          <text:p/>
        </draw:path>
        <draw:path draw:style-name="gr9" draw:text-style-name="P1" draw:layer="layout" svg:width="3.236cm" svg:height="0.205cm" svg:x="6.119cm" svg:y="17.895cm" svg:viewBox="0 0 3237 206" svg:d="M0 206c1869-447 3237-26 3237-26">
          <text:p/>
        </draw:path>
        <draw:custom-shape draw:style-name="gr66" draw:text-style-name="P2" draw:layer="layout" svg:width="1.016cm" svg:height="0.92cm" svg:x="5.541cm" svg:y="14.884cm">
          <text:p text:style-name="P1"><text:span text:style-name="T1">S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5.541cm" svg:y="17.684cm">
          <text:p text:style-name="P1"><text:span text:style-name="T1">S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447cm" svg:height="0.735cm" svg:x="8.078cm" svg:y="18.511cm" svg:viewBox="0 0 1448 736" svg:d="M0 736c1106-289 1448-736 1448-736">
          <text:p/>
        </draw:path>
        <draw:path draw:style-name="gr3" draw:text-style-name="P1" draw:layer="layout" svg:width="1.447cm" svg:height="0.735cm" svg:x="8.065cm" svg:y="15.624cm" svg:viewBox="0 0 1448 736" svg:d="M0 736c1106-289 1448-736 1448-736">
          <text:p/>
        </draw:path>
        <draw:custom-shape draw:style-name="gr4" draw:text-style-name="P2" draw:layer="layout" svg:width="1.016cm" svg:height="0.92cm" svg:x="7.441cm" svg:y="18.879cm">
          <text:p text:style-name="P1"><text:span text:style-name="T1">C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7.441cm" svg:y="16.079cm">
          <text:p text:style-name="P1"><text:span text:style-name="T1">C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0.762cm" svg:height="0.699cm" svg:x="6.237cm" svg:y="13.326cm" svg:viewBox="0 0 763 700" svg:d="M763 0c-500 1422-763 237-763 237">
          <text:p/>
        </draw:path>
        <draw:path draw:style-name="gr3" draw:text-style-name="P1" draw:layer="layout" svg:width="3.262cm" svg:height="2.027cm" svg:x="2.685cm" svg:y="11.641cm" svg:viewBox="0 0 3263 2028" svg:d="M0 2028c2368-2132 3263-2027 3263-2027">
          <text:p/>
        </draw:path>
        <draw:path draw:style-name="gr33" draw:text-style-name="P1" draw:layer="layout" svg:width="3.578cm" svg:height="0.729cm" svg:x="2.711cm" svg:y="12.018cm" svg:viewBox="0 0 3579 730" svg:d="M0 19c2526-158 3579 711 3579 711">
          <text:p/>
        </draw:path>
        <draw:path draw:style-name="gr3" draw:text-style-name="P1" draw:layer="layout" svg:width="3.367cm" svg:height="0.6cm" svg:x="2.685cm" svg:y="13.094cm" svg:viewBox="0 0 3368 601" svg:d="M0 601c1473-842 3368-553 3368-553">
          <text:p/>
        </draw:path>
        <draw:path draw:style-name="gr34" draw:text-style-name="P1" draw:layer="layout" svg:width="5.63cm" svg:height="4.984cm" svg:x="2.685cm" svg:y="7.131cm" svg:viewBox="0 0 5631 4985" svg:d="M0 4985c2967-5116 5631-4985 5631-4985">
          <text:p/>
        </draw:path>
        <draw:path draw:style-name="gr9" draw:text-style-name="P1" draw:layer="layout" svg:width="1.973cm" svg:height="0.489cm" svg:x="6.474cm" svg:y="11.468cm" svg:viewBox="0 0 1974 490" svg:d="M0 69c1368-289 1974 421 1974 421">
          <text:p/>
        </draw:path>
        <draw:path draw:style-name="gr3" draw:text-style-name="P1" draw:layer="layout" svg:width="1.894cm" svg:height="0.605cm" svg:x="6.632cm" svg:y="12.642cm" svg:viewBox="0 0 1895 606" svg:d="M0 606c1447-27 1895-606 1895-606">
          <text:p/>
        </draw:path>
        <draw:custom-shape draw:style-name="gr4" draw:text-style-name="P2" draw:layer="layout" svg:width="0.982cm" svg:height="0.92cm" svg:x="5.97cm" svg:y="11.059cm">
          <text:p text:style-name="P1"><text:span text:style-name="T1">SF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8.869cm" svg:y1="12.274cm" svg:x2="10.685cm" svg:y2="12.3cm">
          <text:p/>
        </draw:line>
        <draw:path draw:style-name="gr50" draw:text-style-name="P1" draw:layer="layout" svg:width="8.183cm" svg:height="1.352cm" svg:x="2.685cm" svg:y="10.789cm" svg:viewBox="0 0 8184 1353" svg:d="M0 1353c4657-2964 8184-133 8184-133">
          <text:p/>
        </draw:path>
        <draw:custom-shape draw:style-name="gr4" draw:text-style-name="P2" draw:layer="layout" svg:width="0.982cm" svg:height="0.92cm" svg:x="8.392cm" svg:y="11.82cm">
          <text:p text:style-name="P1"><text:span text:style-name="T1">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" draw:layer="layout" svg:x1="14.159cm" svg:y1="7.286cm" svg:x2="16.738cm" svg:y2="7.313cm">
          <text:p/>
        </draw:line>
        <draw:frame draw:style-name="gr45" draw:text-style-name="P6" draw:layer="layout" svg:width="2.63cm" svg:height="0.771cm" svg:x="16.75cm" svg:y="6.914cm">
          <draw:text-box>
            <text:p text:style-name="P1"><text:span text:style-name="T2">Delay: k+3</text:span></text:p>
          </draw:text-box>
        </draw:frame>
        <draw:path draw:style-name="gr9" draw:text-style-name="P1" draw:layer="layout" svg:width="0.762cm" svg:height="0.699cm" svg:x="13.04cm" svg:y="13.374cm" svg:viewBox="0 0 763 700" svg:d="M763 0c-500 1422-763 237-763 237">
          <text:p/>
        </draw:path>
        <draw:path draw:style-name="gr9" draw:text-style-name="P1" draw:layer="layout" svg:width="1.973cm" svg:height="0.489cm" svg:x="13.277cm" svg:y="11.516cm" svg:viewBox="0 0 1974 490" svg:d="M0 69c1368-289 1974 421 1974 421">
          <text:p/>
        </draw:path>
        <draw:path draw:style-name="gr3" draw:text-style-name="P1" draw:layer="layout" svg:width="1.894cm" svg:height="0.605cm" svg:x="13.435cm" svg:y="12.69cm" svg:viewBox="0 0 1895 606" svg:d="M0 606c1447-27 1895-606 1895-606">
          <text:p/>
        </draw:path>
        <draw:custom-shape draw:style-name="gr4" draw:text-style-name="P2" draw:layer="layout" svg:width="0.982cm" svg:height="0.92cm" svg:x="12.77cm" svg:y="11.059cm">
          <text:p text:style-name="P1"><text:span text:style-name="T1">S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499cm" svg:height="0.803cm" svg:x="11.237cm" svg:y="11.549cm" svg:viewBox="0 0 1500 804" svg:d="M0 804c869-974 1500-790 1500-790">
          <text:p/>
        </draw:path>
        <draw:path draw:style-name="gr3" draw:text-style-name="P1" draw:layer="layout" svg:width="1.63cm" svg:height="0.763cm" svg:x="11.211cm" svg:y="12.326cm" svg:viewBox="0 0 1631 764" svg:d="M0 0c868 764 1631 764 1631 764">
          <text:p/>
        </draw:path>
        <draw:custom-shape draw:style-name="gr4" draw:text-style-name="P2" draw:layer="layout" svg:width="0.982cm" svg:height="0.92cm" svg:x="10.707cm" svg:y="11.846cm">
          <text:p text:style-name="P1"><text:span text:style-name="T1">B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1" draw:layer="layout" svg:x1="14.147cm" svg:y1="7.887cm" svg:x2="16.726cm" svg:y2="7.914cm">
          <text:p/>
        </draw:line>
        <draw:frame draw:style-name="gr45" draw:text-style-name="P6" draw:layer="layout" svg:width="2.63cm" svg:height="0.771cm" svg:x="16.738cm" svg:y="7.515cm">
          <draw:text-box>
            <text:p text:style-name="P1"><text:span text:style-name="T2">Delay: k+4</text:span></text:p>
          </draw:text-box>
        </draw:frame>
        <draw:path draw:style-name="gr9" draw:text-style-name="P1" draw:layer="layout" svg:width="1.052cm" svg:height="2.894cm" svg:x="14.631cm" svg:y="12.337cm" svg:viewBox="0 0 1053 2895" svg:d="M1053 0c-53 2263-1053 2895-1053 2895">
          <text:p/>
        </draw:path>
        <draw:line draw:style-name="gr23" draw:text-style-name="P1" draw:layer="layout" svg:x1="9.894cm" svg:y1="15.363cm" svg:x2="13.71cm" svg:y2="15.495cm">
          <text:p/>
        </draw:line>
        <draw:custom-shape draw:style-name="gr4" draw:text-style-name="P2" draw:layer="layout" svg:width="0.982cm" svg:height="0.92cm" svg:x="9.376cm" svg:y="14.884cm">
          <text:p text:style-name="P1"><text:span text:style-name="T1">B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82cm" svg:height="0.92cm" svg:x="15.192cm" svg:y="11.82cm">
          <text:p text:style-name="P1"><text:span text:style-name="T1">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6" draw:layer="layout" svg:width="2.2cm" svg:height="1.789cm" svg:x="12.826cm" svg:y="18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8" draw:text-style-name="P1" draw:layer="layout" svg:width="11.025cm" svg:height="7.453cm" svg:x="2.552cm" svg:y="13.732cm" svg:viewBox="0 0 11026 7454" svg:d="M0 0c53 12184 11026 5763 11026 5763">
          <text:p/>
        </draw:path>
        <draw:line draw:style-name="gr68" draw:text-style-name="P1" draw:layer="layout" svg:x1="14.135cm" svg:y1="8.488cm" svg:x2="16.714cm" svg:y2="8.515cm">
          <text:p/>
        </draw:line>
        <draw:frame draw:style-name="gr45" draw:text-style-name="P6" draw:layer="layout" svg:width="3.183cm" svg:height="0.771cm" svg:x="16.764cm" svg:y="8.116cm">
          <draw:text-box>
            <text:p text:style-name="P1"><text:span text:style-name="T2">Delay: w-k+5</text:span></text:p>
          </draw:text-box>
        </draw:frame>
        <draw:path draw:style-name="gr23" draw:text-style-name="P1" draw:layer="layout" svg:width="3.736cm" svg:height="1.052cm" svg:x="9.868cm" svg:y="18.126cm" svg:viewBox="0 0 3737 1053" svg:d="M0 0c2553 184 3737 1053 3737 1053">
          <text:p/>
        </draw:path>
        <draw:line draw:style-name="gr23" draw:text-style-name="P1" draw:layer="layout" svg:x1="14.123cm" svg:y1="9.089cm" svg:x2="16.702cm" svg:y2="9.116cm">
          <text:p/>
        </draw:line>
        <draw:frame draw:style-name="gr45" draw:text-style-name="P6" draw:layer="layout" svg:width="2.866cm" svg:height="0.771cm" svg:x="16.765cm" svg:y="8.717cm">
          <draw:text-box>
            <text:p text:style-name="P1"><text:span text:style-name="T2">Delay: 4</text:span></text:p>
          </draw:text-box>
        </draw:frame>
        <draw:custom-shape draw:style-name="gr4" draw:text-style-name="P2" draw:layer="layout" svg:width="0.982cm" svg:height="0.92cm" svg:x="9.376cm" svg:y="17.684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82cm" svg:height="0.92cm" svg:x="17.375cm" svg:y="17.399cm">
          <text:p text:style-name="P1"><text:span text:style-name="T1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3.393cm" svg:height="1.868cm" svg:x="14.263cm" svg:y="15.547cm" svg:viewBox="0 0 3394 1869" svg:d="M0 0c2447 316 3394 1869 3394 1869">
          <text:p/>
        </draw:path>
        <draw:path draw:style-name="gr9" draw:text-style-name="P1" draw:layer="layout" svg:width="3.42cm" svg:height="1.157cm" svg:x="14.052cm" svg:y="18.231cm" svg:viewBox="0 0 3421 1158" svg:d="M0 1158c2211-236 3421-1158 3421-1158">
          <text:p/>
        </draw:path>
        <draw:custom-shape draw:style-name="gr66" draw:text-style-name="P2" draw:layer="layout" svg:width="0.982cm" svg:height="0.92cm" svg:x="13.744cm" svg:y="15.057cm">
          <text:p text:style-name="P1"><text:span text:style-name="T1">O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" draw:layer="layout" svg:width="0.982cm" svg:height="0.92cm" svg:x="13.534cm" svg:y="18.899cm">
          <text:p text:style-name="P1"><text:span text:style-name="T1">O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58" draw:text-style-name="P2" draw:layer="layout" svg:width="0.868cm" svg:height="0.894cm" svg:x="2.263cm" svg:y="13.242cm">
          <text:p text:style-name="P1"><text:span text:style-name="T1">A</text:span></text:p>
        </draw:ellipse>
        <draw:path draw:style-name="gr9" draw:text-style-name="P1" draw:layer="layout" svg:width="7.709cm" svg:height="4.149cm" svg:x="2.658cm" svg:y="7.955cm" svg:viewBox="0 0 7710 4150" svg:d="M0 4150c3737-4658 7710-4132 7710-4132">
          <text:p/>
        </draw:path>
        <draw:path draw:style-name="gr3" draw:text-style-name="P1" draw:layer="layout" svg:width="1.868cm" svg:height="0.434cm" svg:x="8.947cm" svg:y="7.117cm" svg:viewBox="0 0 1869 435" svg:d="M0 14c1632-105 1869 421 1869 421">
          <text:p/>
        </draw:path>
        <draw:path draw:style-name="gr69" draw:text-style-name="P1" draw:layer="layout" svg:width="10.236cm" svg:height="2.446cm" svg:x="2.737cm" svg:y="10.368cm" svg:viewBox="0 0 10237 2447" svg:d="M0 1598c4658-4038 10237 849 10237 849">
          <text:p/>
        </draw:path>
        <draw:path draw:style-name="gr69" draw:text-style-name="P1" draw:layer="layout" svg:width="10.209cm" svg:height="2.203cm" svg:x="2.658cm" svg:y="9.901cm" svg:viewBox="0 0 10210 2204" svg:d="M0 2204c4289-4447 10210-790 10210-790">
          <text:p/>
        </draw:path>
        <draw:custom-shape draw:style-name="gr4" draw:text-style-name="P2" draw:layer="layout" svg:width="1.016cm" svg:height="0.92cm" svg:x="8.347cm" svg:y="6.732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3.999cm" svg:height="3.131cm" svg:x="6.816cm" svg:y="8.052cm" svg:viewBox="0 0 4000 3132" svg:d="M4000 0c-3369 1237-4000 3132-4000 3132">
          <text:p/>
        </draw:path>
        <draw:path draw:style-name="gr9" draw:text-style-name="P1" draw:layer="layout" svg:width="3.867cm" svg:height="4.947cm" svg:x="6.974cm" svg:y="8.052cm" svg:viewBox="0 0 3868 4948" svg:d="M3868 0c-3026 2000-3868 4948-3868 4948">
          <text:p/>
        </draw:path>
        <draw:line draw:style-name="gr50" draw:text-style-name="P1" draw:layer="layout" svg:x1="10.816cm" svg:y1="8.052cm" svg:x2="11.184cm" svg:y2="11.842cm">
          <text:p/>
        </draw:line>
        <draw:path draw:style-name="gr67" draw:text-style-name="P1" draw:layer="layout" svg:width="2.315cm" svg:height="4.683cm" svg:x="10.921cm" svg:y="8.079cm" svg:viewBox="0 0 2316 4684" svg:d="M0 0c1079 3236 2316 4684 2316 4684">
          <text:p/>
        </draw:path>
        <draw:path draw:style-name="gr67" draw:text-style-name="P1" draw:layer="layout" svg:width="2.315cm" svg:height="2.972cm" svg:x="10.868cm" svg:y="8.079cm" svg:viewBox="0 0 2316 2973" svg:d="M0 0c2132 1184 2316 2973 2316 2973">
          <text:p/>
        </draw:path>
        <draw:custom-shape draw:style-name="gr4" draw:text-style-name="P2" draw:layer="layout" svg:width="0.982cm" svg:height="0.92cm" svg:x="10.408cm" svg:y="7.57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1" draw:layer="layout" svg:width="3.341cm" svg:height="0.736cm" svg:x="2.658cm" svg:y="11.368cm" svg:viewBox="0 0 3342 737" svg:d="M0 737c2579-947 3342-711 3342-711">
          <text:p/>
        </draw:path>
        <draw:ellipse draw:style-name="gr58" draw:text-style-name="P2" draw:layer="layout" svg:width="0.868cm" svg:height="0.894cm" svg:x="2.263cm" svg:y="11.648cm">
          <text:p text:style-name="P1"><text:span text:style-name="T1">S</text:span></text:p>
        </draw:ellipse>
        <draw:path draw:style-name="gr9" draw:text-style-name="P1" draw:layer="layout" svg:width="0.162cm" svg:height="1.157cm" svg:x="6.526cm" svg:y="11.947cm" svg:viewBox="0 0 163 1158" svg:d="M0 1158c289-868 105-1158 105-1158">
          <text:p/>
        </draw:path>
        <draw:path draw:style-name="gr9" draw:text-style-name="P1" draw:layer="layout" svg:width="0.228cm" svg:height="1.209cm" svg:x="13.394cm" svg:y="11.895cm" svg:viewBox="0 0 229 1210" svg:d="M0 1210c395-737 158-1210 158-1210">
          <text:p/>
        </draw:path>
        <draw:custom-shape draw:style-name="gr66" draw:text-style-name="P2" draw:layer="layout" svg:width="0.982cm" svg:height="0.92cm" svg:x="6.049cm" svg:y="12.716cm">
          <text:p text:style-name="P1"><text:span text:style-name="T1">SF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" draw:layer="layout" svg:width="0.982cm" svg:height="0.92cm" svg:x="12.849cm" svg:y="12.716cm">
          <text:p text:style-name="P1"><text:span text:style-name="T1">S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0.406cm" svg:height="0.381cm" svg:x="15.154cm" svg:y="9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6" draw:layer="layout" svg:width="2.866cm" svg:height="0.771cm" svg:x="16.765cm" svg:y="9.318cm">
          <draw:text-box>
            <text:p text:style-name="P1"><text:span text:style-name="T2">Threshold: 2</text:span></text:p>
          </draw:text-box>
        </draw:frame>
      </draw:page>
      <draw:page draw:name="page17" draw:style-name="dp1" draw:master-page-name="Default">
        <draw:frame draw:style-name="gr31" draw:text-style-name="P4" draw:layer="layout" svg:width="8.647cm" svg:height="0.721cm" svg:x="2.091cm" svg:y="1.146cm">
          <draw:text-box>
            <text:p><text:span text:style-name="T3">Subtraction</text:span></text:p>
          </draw:text-box>
        </draw:frame>
        <draw:custom-shape draw:style-name="gr4" draw:text-style-name="P2" draw:layer="layout" svg:width="1.016cm" svg:height="1.016cm" svg:x="15.6cm" svg:y="8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3" draw:text-style-name="P1" draw:layer="layout" svg:width="1.907cm" svg:height="1.078cm" svg:x="6.054cm" svg:y="10.407cm" svg:viewBox="0 0 1908 1079" svg:d="M0 0c831 1169 1908 1077 1908 1077">
          <text:p/>
        </draw:path>
        <draw:line draw:style-name="gr3" draw:text-style-name="P1" draw:layer="layout" svg:x1="8.639cm" svg:y1="11.484cm" svg:x2="10.454cm" svg:y2="11.484cm">
          <text:p/>
        </draw:line>
        <draw:path draw:style-name="gr9" draw:text-style-name="P1" draw:layer="layout" svg:width="0.645cm" svg:height="0.898cm" svg:x="10.7cm" svg:y="11.607cm" svg:viewBox="0 0 646 899" svg:d="M0 0c493 1846 646 277 646 277">
          <text:p/>
        </draw:path>
        <draw:path draw:style-name="gr9" draw:text-style-name="P1" draw:layer="layout" svg:width="2.184cm" svg:height="0.739cm" svg:x="11.223cm" svg:y="10.776cm" svg:viewBox="0 0 2185 740" svg:d="M0 739c1939 31 2185-739 2185-739">
          <text:p/>
        </draw:path>
        <draw:path draw:style-name="gr32" draw:text-style-name="P1" draw:layer="layout" svg:width="7.107cm" svg:height="0.48cm" svg:x="5.962cm" svg:y="7.126cm" svg:viewBox="0 0 7108 481" svg:d="M0 481c3415-984 7108-154 7108-154">
          <text:p/>
        </draw:path>
        <draw:path draw:style-name="gr32" draw:text-style-name="P1" draw:layer="layout" svg:width="7.229cm" svg:height="2.214cm" svg:x="5.993cm" svg:y="7.669cm" svg:viewBox="0 0 7230 2215" svg:d="M0 0c4615 184 7230 2215 7230 2215">
          <text:p/>
        </draw:path>
        <draw:path draw:style-name="gr33" draw:text-style-name="P1" draw:layer="layout" svg:width="7.076cm" svg:height="0.378cm" svg:x="5.993cm" svg:y="9.844cm" svg:viewBox="0 0 7077 379" svg:d="M0 348c3477-800 7077 31 7077 31">
          <text:p/>
        </draw:path>
        <draw:path draw:style-name="gr33" draw:text-style-name="P1" draw:layer="layout" svg:width="7.138cm" svg:height="2.307cm" svg:x="5.931cm" svg:y="7.853cm" svg:viewBox="0 0 7139 2308" svg:d="M0 2308c4431-2215 7139-2308 7139-2308">
          <text:p/>
        </draw:path>
        <draw:path draw:style-name="gr9" draw:text-style-name="P1" draw:layer="layout" svg:width="2.276cm" svg:height="3.229cm" svg:x="10.946cm" svg:y="8.1cm" svg:viewBox="0 0 2277 3230" svg:d="M0 3230c954-2430 2277-3230 2277-3230">
          <text:p/>
        </draw:path>
        <draw:path draw:style-name="gr9" draw:text-style-name="P1" draw:layer="layout" svg:width="0.215cm" svg:height="1.876cm" svg:x="13.623cm" svg:y="7.853cm" svg:viewBox="0 0 216 1877" svg:d="M0 0c400 923 123 1877 123 1877">
          <text:p/>
        </draw:path>
        <draw:path draw:style-name="gr3" draw:text-style-name="P1" draw:layer="layout" svg:width="2.03cm" svg:height="0.892cm" svg:x="13.808cm" svg:y="7.607cm" svg:viewBox="0 0 2031 893" svg:d="M0 0c1385 62 2031 893 2031 893">
          <text:p/>
        </draw:path>
        <draw:path draw:style-name="gr9" draw:text-style-name="P1" draw:layer="layout" svg:width="2.092cm" svg:height="0.861cm" svg:x="13.623cm" svg:y="9.33cm" svg:viewBox="0 0 2093 862" svg:d="M0 862c1447-277 2093-862 2093-862">
          <text:p/>
        </draw:path>
        <draw:custom-shape draw:style-name="gr4" draw:text-style-name="P2" draw:layer="layout" svg:width="1.016cm" svg:height="1.016cm" svg:x="13.06cm" svg:y="9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4.583cm" svg:height="0.892cm" svg:x="6.116cm" svg:y="10.222cm" svg:viewBox="0 0 4584 893" svg:d="M0 1c3415-31 4584 892 4584 892">
          <text:p/>
        </draw:path>
        <draw:frame draw:style-name="gr36" draw:text-style-name="P9" draw:layer="layout" svg:width="15.623cm" svg:height="1.241cm" svg:x="2.433cm" svg:y="2.056cm">
          <draw:text-box>
            <text:p text:style-name="P7"><text:span text:style-name="T1">Again, we can compose the two's complement network with the adder to get subtraction,</text:span></text:p>
            <text:p text:style-name="P7"><text:span text:style-name="T1">but it seems to me like we can now just add a S3 neuron, and we're done.</text:span></text:p>
          </draw:text-box>
        </draw:frame>
        <draw:frame draw:style-name="gr71" draw:text-style-name="P9" draw:layer="layout" svg:width="15.86cm" svg:height="3.591cm" svg:x="2.546cm" svg:y="13.437cm">
          <draw:text-box>
            <text:p text:style-name="P7"><text:span text:style-name="T1">O starts firing at timestep 2.</text:span></text:p>
            <text:p text:style-name="P7"><text:span text:style-name="T1">You run the network for w+3 timesteps, and only consider the</text:span></text:p>
            <text:p text:style-name="P7"><text:span text:style-name="T1">output from 2 to w+2-1. <text:s/>There's an extra timestep, which you need</text:span></text:p>
            <text:p text:style-name="P7"><text:span text:style-name="T1">because of the carry bit. <text:s text:c="3"/>That bit gets canceled by the spike from C to 0 at timestep w+2.</text:span></text:p>
            <text:p text:style-name="P7"><text:span text:style-name="T1"/></text:p>
            <text:p text:style-name="P7"><text:span text:style-name="T1">If you want to see this, try 7-5 with w=5. <text:s/>If you don't have that synapse from C to O, the</text:span></text:p>
            <text:p text:style-name="P7"><text:span text:style-name="T1">O will fire at timestep <text:s/>7.</text:span></text:p>
          </draw:text-box>
        </draw:frame>
        <draw:path draw:style-name="gr9" draw:text-style-name="P1" draw:layer="layout" svg:width="7.199cm" svg:height="0.69cm" svg:x="5.986cm" svg:y="4.509cm" svg:viewBox="0 0 7200 691" svg:d="M0 691c2771-1343 7200-314 7200-314">
          <text:p/>
        </draw:path>
        <draw:path draw:style-name="gr9" draw:text-style-name="P1" draw:layer="layout" svg:width="7.142cm" svg:height="1.971cm" svg:x="6.128cm" svg:y="5.342cm" svg:viewBox="0 0 7143 1972" svg:d="M0 58c4058-457 7143 1914 7143 1914">
          <text:p/>
        </draw:path>
        <draw:path draw:style-name="gr9" draw:text-style-name="P1" draw:layer="layout" svg:width="7.371cm" svg:height="4.284cm" svg:x="6.071cm" svg:y="5.429cm" svg:viewBox="0 0 7372 4285" svg:d="M0 0c5057 1171 7372 4285 7372 4285">
          <text:p/>
        </draw:path>
        <draw:path draw:style-name="gr3" draw:text-style-name="P1" draw:layer="layout" svg:width="7.227cm" svg:height="2.406cm" svg:x="5.9cm" svg:y="5.193cm" svg:viewBox="0 0 7228 2407" svg:d="M0 2407c3600-2657 7228-2400 7228-2400">
          <text:p/>
        </draw:path>
        <draw:path draw:style-name="gr33" draw:text-style-name="P1" draw:layer="layout" svg:width="7.257cm" svg:height="4.628cm" svg:x="5.928cm" svg:y="5.543cm" svg:viewBox="0 0 7258 4629" svg:d="M0 4629c2858-3400 7258-4629 7258-4629">
          <text:p/>
        </draw:path>
        <draw:path draw:style-name="gr9" draw:text-style-name="P1" draw:layer="layout" svg:width="2.534cm" svg:height="5.771cm" svg:x="10.965cm" svg:y="5.657cm" svg:viewBox="0 0 2535 5772" svg:d="M78 5772c-600-2400 2457-5772 2457-5772">
          <text:p/>
        </draw:path>
        <draw:path draw:style-name="gr9" draw:text-style-name="P1" draw:layer="layout" svg:width="0.117cm" svg:height="1.857cm" svg:x="13.582cm" svg:y="5.714cm" svg:viewBox="0 0 118 1858" svg:d="M4 1858c-29-886 114-1858 114-1858">
          <text:p/>
        </draw:path>
        <draw:path draw:style-name="gr9" draw:text-style-name="P1" draw:layer="layout" svg:width="1.063cm" svg:height="0.675cm" svg:x="13.5cm" svg:y="6.781cm" svg:viewBox="0 0 1064 676" svg:d="M0 505c1971-1229 600 171 600 171">
          <text:p/>
        </draw:path>
        <draw:path draw:style-name="gr9" draw:text-style-name="P1" draw:layer="layout" svg:width="2.256cm" svg:height="3.257cm" svg:x="13.871cm" svg:y="5.114cm" svg:viewBox="0 0 2257 3258" svg:d="M0 0c2000 286 2257 3258 2257 3258">
          <text:p/>
        </draw:path>
        <draw:custom-shape draw:style-name="gr4" draw:text-style-name="P2" draw:layer="layout" svg:width="1.016cm" svg:height="1.016cm" svg:x="5.44cm" svg:y="7.14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4cm" svg:y="9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54cm" svg:y="4.72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52cm" svg:y="10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13.06cm" svg:y="7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146cm" svg:y="4.65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2" draw:text-style-name="P1" draw:layer="layout" svg:width="7.447cm" svg:height="3.456cm" svg:x="8.579cm" svg:y="9.395cm" svg:viewBox="0 0 7448 3457" svg:d="M0 2289c2711 3605 7448-2289 7448-2289">
          <text:p/>
        </draw:path>
        <draw:custom-shape draw:style-name="gr4" draw:text-style-name="P2" draw:layer="layout" svg:width="1.016cm" svg:height="1.016cm" svg:x="7.98cm" svg:y="10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2.174cm" svg:height="0.721cm" draw:transform="rotate (0.652055008544958) translate (12.794cm 12.575cm)">
          <draw:text-box>
            <text:p><text:span text:style-name="T2">Delay = 3</text:span></text:p>
          </draw:text-box>
        </draw:frame>
        <draw:frame draw:style-name="gr73" draw:text-style-name="P3" draw:layer="layout" svg:width="2.619cm" svg:height="0.721cm" draw:transform="rotate (-0.542622864446121) translate (5.933cm 10.633cm)">
          <draw:text-box>
            <text:p><text:span text:style-name="T2">Delay = w-1</text:span></text:p>
          </draw:text-box>
        </draw:frame>
      </draw:page>
      <draw:page draw:name="page18" draw:style-name="dp1" draw:master-page-name="Default">
        <draw:frame draw:style-name="gr31" draw:text-style-name="P4" draw:layer="layout" svg:width="8.647cm" svg:height="0.721cm" svg:x="2.091cm" svg:y="1.146cm">
          <draw:text-box>
            <text:p><text:span text:style-name="T3">Divide by 2^k.</text:span></text:p>
          </draw:text-box>
        </draw:frame>
        <draw:custom-shape draw:style-name="gr4" draw:text-style-name="P2" draw:layer="layout" svg:width="1.016cm" svg:height="1.016cm" svg:x="15.6cm" svg:y="8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3" draw:text-style-name="P1" draw:layer="layout" svg:width="1.907cm" svg:height="1.078cm" svg:x="6.054cm" svg:y="10.407cm" svg:viewBox="0 0 1908 1079" svg:d="M0 0c831 1169 1908 1077 1908 1077">
          <text:p/>
        </draw:path>
        <draw:line draw:style-name="gr3" draw:text-style-name="P1" draw:layer="layout" svg:x1="8.639cm" svg:y1="11.484cm" svg:x2="10.454cm" svg:y2="11.484cm">
          <text:p/>
        </draw:line>
        <draw:path draw:style-name="gr9" draw:text-style-name="P1" draw:layer="layout" svg:width="0.645cm" svg:height="0.898cm" svg:x="10.7cm" svg:y="11.607cm" svg:viewBox="0 0 646 899" svg:d="M0 0c493 1846 646 277 646 277">
          <text:p/>
        </draw:path>
        <draw:path draw:style-name="gr9" draw:text-style-name="P1" draw:layer="layout" svg:width="2.184cm" svg:height="0.739cm" svg:x="11.223cm" svg:y="10.776cm" svg:viewBox="0 0 2185 740" svg:d="M0 739c1939 31 2185-739 2185-739">
          <text:p/>
        </draw:path>
        <draw:path draw:style-name="gr32" draw:text-style-name="P1" draw:layer="layout" svg:width="7.107cm" svg:height="0.48cm" svg:x="5.962cm" svg:y="7.126cm" svg:viewBox="0 0 7108 481" svg:d="M0 481c3415-984 7108-154 7108-154">
          <text:p/>
        </draw:path>
        <draw:path draw:style-name="gr32" draw:text-style-name="P1" draw:layer="layout" svg:width="7.229cm" svg:height="2.214cm" svg:x="5.993cm" svg:y="7.669cm" svg:viewBox="0 0 7230 2215" svg:d="M0 0c4615 184 7230 2215 7230 2215">
          <text:p/>
        </draw:path>
        <draw:path draw:style-name="gr33" draw:text-style-name="P1" draw:layer="layout" svg:width="7.076cm" svg:height="0.378cm" svg:x="5.993cm" svg:y="9.844cm" svg:viewBox="0 0 7077 379" svg:d="M0 348c3477-800 7077 31 7077 31">
          <text:p/>
        </draw:path>
        <draw:path draw:style-name="gr33" draw:text-style-name="P1" draw:layer="layout" svg:width="7.138cm" svg:height="2.307cm" svg:x="5.931cm" svg:y="7.853cm" svg:viewBox="0 0 7139 2308" svg:d="M0 2308c4431-2215 7139-2308 7139-2308">
          <text:p/>
        </draw:path>
        <draw:path draw:style-name="gr9" draw:text-style-name="P1" draw:layer="layout" svg:width="2.276cm" svg:height="3.229cm" svg:x="10.946cm" svg:y="8.1cm" svg:viewBox="0 0 2277 3230" svg:d="M0 3230c954-2430 2277-3230 2277-3230">
          <text:p/>
        </draw:path>
        <draw:path draw:style-name="gr9" draw:text-style-name="P1" draw:layer="layout" svg:width="0.215cm" svg:height="1.876cm" svg:x="13.623cm" svg:y="7.853cm" svg:viewBox="0 0 216 1877" svg:d="M0 0c400 923 123 1877 123 1877">
          <text:p/>
        </draw:path>
        <draw:path draw:style-name="gr3" draw:text-style-name="P1" draw:layer="layout" svg:width="2.03cm" svg:height="0.892cm" svg:x="13.808cm" svg:y="7.607cm" svg:viewBox="0 0 2031 893" svg:d="M0 0c1385 62 2031 893 2031 893">
          <text:p/>
        </draw:path>
        <draw:path draw:style-name="gr9" draw:text-style-name="P1" draw:layer="layout" svg:width="2.092cm" svg:height="0.861cm" svg:x="13.623cm" svg:y="9.33cm" svg:viewBox="0 0 2093 862" svg:d="M0 862c1447-277 2093-862 2093-862">
          <text:p/>
        </draw:path>
        <draw:custom-shape draw:style-name="gr4" draw:text-style-name="P2" draw:layer="layout" svg:width="1.016cm" svg:height="1.016cm" svg:x="13.06cm" svg:y="9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4.583cm" svg:height="0.892cm" svg:x="6.116cm" svg:y="10.222cm" svg:viewBox="0 0 4584 893" svg:d="M0 1c3415-31 4584 892 4584 892">
          <text:p/>
        </draw:path>
        <draw:frame draw:style-name="gr36" draw:text-style-name="P9" draw:layer="layout" svg:width="15.623cm" svg:height="1.241cm" svg:x="2.433cm" svg:y="2.056cm">
          <draw:text-box>
            <text:p text:style-name="P7"><text:span text:style-name="T1">As always, negative numbers mess us up. <text:s/>Dividing a positive number by 2^k means</text:span></text:p>
            <text:p text:style-name="P7"><text:span text:style-name="T1">to </text:span></text:p>
          </draw:text-box>
        </draw:frame>
        <draw:frame draw:style-name="gr71" draw:text-style-name="P9" draw:layer="layout" svg:width="15.86cm" svg:height="3.591cm" svg:x="2.546cm" svg:y="13.437cm">
          <draw:text-box>
            <text:p text:style-name="P7"><text:span text:style-name="T1">O starts firing at timestep 2.</text:span></text:p>
            <text:p text:style-name="P7"><text:span text:style-name="T1">You run the network for w+3 timesteps, and only consider the</text:span></text:p>
            <text:p text:style-name="P7"><text:span text:style-name="T1">output from 2 to w+2-1. <text:s/>There's an extra timestep, which you need</text:span></text:p>
            <text:p text:style-name="P7"><text:span text:style-name="T1">because of the carry bit. <text:s text:c="3"/>That bit gets canceled by the spike from C to 0 at timestep w+2.</text:span></text:p>
            <text:p text:style-name="P7"><text:span text:style-name="T1"/></text:p>
            <text:p text:style-name="P7"><text:span text:style-name="T1">If you want to see this, try 7-5 with w=5. <text:s/>If you don't have that synapse from C to O, the</text:span></text:p>
            <text:p text:style-name="P7"><text:span text:style-name="T1">O will fire at timestep <text:s/>7.</text:span></text:p>
          </draw:text-box>
        </draw:frame>
        <draw:path draw:style-name="gr9" draw:text-style-name="P1" draw:layer="layout" svg:width="7.199cm" svg:height="0.69cm" svg:x="5.986cm" svg:y="4.509cm" svg:viewBox="0 0 7200 691" svg:d="M0 691c2771-1343 7200-314 7200-314">
          <text:p/>
        </draw:path>
        <draw:path draw:style-name="gr9" draw:text-style-name="P1" draw:layer="layout" svg:width="7.142cm" svg:height="1.971cm" svg:x="6.128cm" svg:y="5.342cm" svg:viewBox="0 0 7143 1972" svg:d="M0 58c4058-457 7143 1914 7143 1914">
          <text:p/>
        </draw:path>
        <draw:path draw:style-name="gr9" draw:text-style-name="P1" draw:layer="layout" svg:width="7.371cm" svg:height="4.284cm" svg:x="6.071cm" svg:y="5.429cm" svg:viewBox="0 0 7372 4285" svg:d="M0 0c5057 1171 7372 4285 7372 4285">
          <text:p/>
        </draw:path>
        <draw:path draw:style-name="gr3" draw:text-style-name="P1" draw:layer="layout" svg:width="7.227cm" svg:height="2.406cm" svg:x="5.9cm" svg:y="5.193cm" svg:viewBox="0 0 7228 2407" svg:d="M0 2407c3600-2657 7228-2400 7228-2400">
          <text:p/>
        </draw:path>
        <draw:path draw:style-name="gr33" draw:text-style-name="P1" draw:layer="layout" svg:width="7.257cm" svg:height="4.628cm" svg:x="5.928cm" svg:y="5.543cm" svg:viewBox="0 0 7258 4629" svg:d="M0 4629c2858-3400 7258-4629 7258-4629">
          <text:p/>
        </draw:path>
        <draw:path draw:style-name="gr9" draw:text-style-name="P1" draw:layer="layout" svg:width="2.534cm" svg:height="5.771cm" svg:x="10.965cm" svg:y="5.657cm" svg:viewBox="0 0 2535 5772" svg:d="M78 5772c-600-2400 2457-5772 2457-5772">
          <text:p/>
        </draw:path>
        <draw:path draw:style-name="gr9" draw:text-style-name="P1" draw:layer="layout" svg:width="0.117cm" svg:height="1.857cm" svg:x="13.582cm" svg:y="5.714cm" svg:viewBox="0 0 118 1858" svg:d="M4 1858c-29-886 114-1858 114-1858">
          <text:p/>
        </draw:path>
        <draw:path draw:style-name="gr9" draw:text-style-name="P1" draw:layer="layout" svg:width="1.063cm" svg:height="0.675cm" svg:x="13.5cm" svg:y="6.781cm" svg:viewBox="0 0 1064 676" svg:d="M0 505c1971-1229 600 171 600 171">
          <text:p/>
        </draw:path>
        <draw:path draw:style-name="gr9" draw:text-style-name="P1" draw:layer="layout" svg:width="2.256cm" svg:height="3.257cm" svg:x="13.871cm" svg:y="5.114cm" svg:viewBox="0 0 2257 3258" svg:d="M0 0c2000 286 2257 3258 2257 3258">
          <text:p/>
        </draw:path>
        <draw:custom-shape draw:style-name="gr4" draw:text-style-name="P2" draw:layer="layout" svg:width="1.016cm" svg:height="1.016cm" svg:x="5.44cm" svg:y="7.14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4cm" svg:y="9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54cm" svg:y="4.72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52cm" svg:y="10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13.06cm" svg:y="7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146cm" svg:y="4.65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2" draw:text-style-name="P1" draw:layer="layout" svg:width="7.447cm" svg:height="3.456cm" svg:x="8.579cm" svg:y="9.395cm" svg:viewBox="0 0 7448 3457" svg:d="M0 2289c2711 3605 7448-2289 7448-2289">
          <text:p/>
        </draw:path>
        <draw:custom-shape draw:style-name="gr4" draw:text-style-name="P2" draw:layer="layout" svg:width="1.016cm" svg:height="1.016cm" svg:x="7.98cm" svg:y="10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2.174cm" svg:height="0.721cm" draw:transform="rotate (0.652055008544958) translate (12.794cm 12.575cm)">
          <draw:text-box>
            <text:p><text:span text:style-name="T2">Delay = 3</text:span></text:p>
          </draw:text-box>
        </draw:frame>
        <draw:frame draw:style-name="gr73" draw:text-style-name="P3" draw:layer="layout" svg:width="2.619cm" svg:height="0.721cm" draw:transform="rotate (-0.542622864446121) translate (5.933cm 10.633cm)">
          <draw:text-box>
            <text:p><text:span text:style-name="T2">Delay = w-1</text:span></text:p>
          </draw:text-box>
        </draw:frame>
      </draw:page>
      <draw:page draw:name="page19" draw:style-name="dp1" draw:master-page-name="Default">
        <draw:custom-shape draw:style-name="gr74" draw:text-style-name="P1" draw:layer="layout" svg:width="9.818cm" svg:height="6.455cm" svg:x="4.746cm" svg:y="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" draw:layer="layout" svg:width="5.879cm" svg:height="4.515cm" svg:x="1.382cm" svg:y="10.6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5.181cm" svg:height="2.394cm" svg:x="15.409cm" svg:y="8.181cm">
          <text:p/>
          <draw:enhanced-geometry svg:viewBox="0 0 21600 21600" draw:type="rectangle" draw:enhanced-path="M 0 0 L 21600 0 21600 21600 0 21600 0 0 Z N"/>
        </draw:custom-shape>
        <draw:frame draw:style-name="gr76" draw:text-style-name="P4" draw:layer="layout" svg:width="9.583cm" svg:height="2.068cm" svg:x="1.66cm" svg:y="2.507cm">
          <draw:text-box>
            <text:p><text:span text:style-name="T3">The comparison network from Aimone et al, 2021.</text:span></text:p>
            <text:p><text:span text:style-name="T4"/></text:p>
            <text:p><text:span text:style-name="T4"/></text:p>
          </draw:text-box>
        </draw:frame>
        <draw:custom-shape draw:style-name="gr18" draw:text-style-name="P2" draw:layer="layout" svg:width="0.508cm" svg:height="0.508cm" svg:x="15.94cm" svg:y="8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0" draw:layer="layout" svg:width="3.985cm" svg:height="0.771cm" svg:x="16.37cm" svg:y="8.484cm">
          <draw:text-box>
            <text:p text:style-name="P1"><text:span text:style-name="T1">Threshold = 2, Leak</text:span></text:p>
          </draw:text-box>
        </draw:frame>
        <draw:custom-shape draw:style-name="gr20" draw:text-style-name="P2" draw:layer="layout" svg:width="0.508cm" svg:height="0.508cm" svg:x="15.928cm" svg:y="9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0" draw:layer="layout" svg:width="3.985cm" svg:height="0.771cm" svg:x="16.37cm" svg:y="9.485cm">
          <draw:text-box>
            <text:p text:style-name="P1"><text:span text:style-name="T1">Threshold = 3, Leak</text:span></text:p>
          </draw:text-box>
        </draw:frame>
        <draw:custom-shape draw:style-name="gr4" draw:text-style-name="P2" draw:layer="layout" svg:width="1.016cm" svg:height="1.016cm" svg:x="13.17cm" svg:y="9.89cm">
          <text:p text:style-name="P1"><text:span text:style-name="T1">+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3.303cm" svg:height="1.212cm" svg:x="6.071cm" svg:y="7.878cm" svg:viewBox="0 0 3304 1213" svg:d="M0 1213c1502-1303 3304-1212 3304-1212">
          <text:p/>
        </draw:path>
        <draw:path draw:style-name="gr9" draw:text-style-name="P1" draw:layer="layout" svg:width="3.453cm" svg:height="1.302cm" svg:x="6.071cm" svg:y="11.697cm" svg:viewBox="0 0 3454 1303" svg:d="M0 0c1452 1363 3454 1303 3454 1303">
          <text:p/>
        </draw:path>
        <draw:path draw:style-name="gr9" draw:text-style-name="P1" draw:layer="layout" svg:width="3.276cm" svg:height="0.908cm" svg:x="6.199cm" svg:y="9.182cm" svg:viewBox="0 0 3277 909" svg:d="M0 0c2544 182 3277 909 3277 909">
          <text:p/>
        </draw:path>
        <draw:path draw:style-name="gr9" draw:text-style-name="P1" draw:layer="layout" svg:width="3.423cm" svg:height="0.847cm" svg:x="6.101cm" svg:y="10.788cm" svg:viewBox="0 0 3424 848" svg:d="M0 848c2496-242 3424-848 3424-848">
          <text:p/>
        </draw:path>
        <draw:path draw:style-name="gr9" draw:text-style-name="P1" draw:layer="layout" svg:width="3.514cm" svg:height="3.332cm" svg:x="6.01cm" svg:y="8.303cm" svg:viewBox="0 0 3515 3333" svg:d="M0 3333c1728-2515 3515-3333 3515-3333">
          <text:p/>
        </draw:path>
        <draw:path draw:style-name="gr9" draw:text-style-name="P1" draw:layer="layout" svg:width="3.393cm" svg:height="3.454cm" svg:x="6.101cm" svg:y="9.151cm" svg:viewBox="0 0 3394 3455" svg:d="M0 0c1424 2303 3394 3455 3394 3455">
          <text:p/>
        </draw:path>
        <draw:path draw:style-name="gr9" draw:text-style-name="P1" draw:layer="layout" svg:width="3.393cm" svg:height="2.18cm" svg:x="9.98cm" svg:y="7.879cm" svg:viewBox="0 0 3394 2181" svg:d="M0 0c2212 363 3394 2181 3394 2181">
          <text:p/>
        </draw:path>
        <draw:path draw:style-name="gr9" draw:text-style-name="P1" draw:layer="layout" svg:width="3.514cm" svg:height="2.151cm" svg:x="9.859cm" svg:y="10.848cm" svg:viewBox="0 0 3515 2152" svg:d="M0 2152c2303-636 3515-2152 3515-2152">
          <text:p/>
        </draw:path>
        <draw:path draw:style-name="gr9" draw:text-style-name="P1" draw:layer="layout" svg:width="0cm" svg:height="1.999cm" svg:x="9.828cm" svg:y="8.364cm" svg:viewBox="0 0 0 2000" svg:d="M0 2000c0-1940 0-2000 0-2000">
          <text:p/>
        </draw:path>
        <draw:line draw:style-name="gr9" draw:text-style-name="P1" draw:layer="layout" svg:x1="9.859cm" svg:y1="10.333cm" svg:x2="9.889cm" svg:y2="12.394cm">
          <text:p/>
        </draw:line>
        <draw:path draw:style-name="gr9" draw:text-style-name="P1" draw:layer="layout" svg:width="0.839cm" svg:height="1.002cm" svg:x="9.98cm" svg:y="10.242cm" svg:viewBox="0 0 840 1003" svg:d="M303 0c1364 1697-303 728-303 728">
          <text:p/>
        </draw:path>
        <draw:path draw:style-name="gr3" draw:text-style-name="P1" draw:layer="layout" svg:width="3.393cm" svg:height="0.357cm" svg:x="9.828cm" svg:y="9.945cm" svg:viewBox="0 0 3394 358" svg:d="M0 358c1667-788 3394-30 3394-30">
          <text:p/>
        </draw:path>
        <draw:custom-shape draw:style-name="gr16" draw:text-style-name="P2" draw:layer="layout" svg:width="1.016cm" svg:height="1.016cm" svg:x="9.36cm" svg:y="7.35cm">
          <text:p text:style-name="P1"><text:span text:style-name="T1">+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36cm" svg:y="12.43cm">
          <text:p text:style-name="P1"><text:span text:style-name="T1">+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55cm" svg:y="8.62cm">
          <text:p text:style-name="P1"><text:span text:style-name="T1">+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36cm" svg:height="1.016cm" svg:x="5.14cm" svg:y="11.169cm">
          <text:p text:style-name="P1"><text:span text:style-name="T1">+B/I=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0.817cm" svg:height="1.201cm" svg:x="5.749cm" svg:y="14.358cm" svg:viewBox="0 0 818 1202" svg:d="M818 0c-576 2515-818 303-818 303">
          <text:p/>
        </draw:path>
        <draw:line draw:style-name="gr9" draw:text-style-name="P1" draw:layer="layout" svg:x1="2.294cm" svg:y1="14.206cm" svg:x2="5.261cm" svg:y2="14.212cm">
          <text:p/>
        </draw:line>
        <draw:line draw:style-name="gr9" draw:text-style-name="P1" draw:layer="layout" svg:x1="2.234cm" svg:y1="14.206cm" svg:x2="5.443cm" svg:y2="12.121cm">
          <text:p/>
        </draw:line>
        <draw:line draw:style-name="gr9" draw:text-style-name="P1" draw:layer="layout" svg:x1="6.052cm" svg:y1="14.206cm" svg:x2="6.082cm" svg:y2="12.206cm">
          <text:p/>
        </draw:line>
        <draw:path draw:style-name="gr3" draw:text-style-name="P1" draw:layer="layout" svg:width="2.875cm" svg:height="0.096cm" svg:x="2.264cm" svg:y="11.661cm" svg:viewBox="0 0 2876 97" svg:d="M0 97c2876-97 2876-97 2876-97">
          <text:p/>
        </draw:path>
        <draw:custom-shape draw:style-name="gr4" draw:text-style-name="P2" draw:layer="layout" svg:width="1.454cm" svg:height="1.016cm" svg:x="5.352cm" svg:y="13.709cm">
          <text:p text:style-name="P1"><text:span text:style-name="T1">I-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.74cm" svg:y="11.16cm">
          <text:p text:style-name="P1"><text:span text:style-name="T1">I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.261cm" svg:y1="9.121cm" svg:x2="5.534cm" svg:y2="9.152cm">
          <text:p/>
        </draw:line>
        <draw:custom-shape draw:style-name="gr4" draw:text-style-name="P2" draw:layer="layout" svg:width="1.016cm" svg:height="1.016cm" svg:x="1.74cm" svg:y="8.6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13.17cm" svg:y="13.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3.393cm" svg:height="3.457cm" svg:x="10.14cm" svg:y="10.27cm" svg:viewBox="0 0 3394 3458" svg:d="M0 3c2060-121 3394 3455 3394 3455">
          <text:p/>
        </draw:path>
        <draw:custom-shape draw:style-name="gr17" draw:text-style-name="P2" draw:layer="layout" svg:width="1.016cm" svg:height="1.016cm" svg:x="9.36cm" svg:y="9.89cm">
          <text:p text:style-name="P1"><text:span text:style-name="T1">+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8" draw:text-style-name="P1" draw:layer="layout" svg:width="10.969cm" svg:height="1.786cm" svg:x="2.291cm" svg:y="14.273cm" svg:viewBox="0 0 10970 1787" svg:d="M0 0c3606 3860 10970 266 10970 266">
          <text:p/>
        </draw:path>
        <draw:custom-shape draw:style-name="gr4" draw:text-style-name="P2" draw:layer="layout" svg:width="1.016cm" svg:height="1.016cm" svg:x="1.74cm" svg:y="13.7cm">
          <text:p text:style-name="P1"><text:span text:style-name="T1">I-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11" draw:layer="layout" svg:width="2.766cm" svg:height="0.771cm" svg:x="10.758cm" svg:y="15.425cm">
          <draw:text-box>
            <text:p><text:span text:style-name="T8">Delay = w+2</text:span></text:p>
          </draw:text-box>
        </draw:frame>
      </draw:page>
      <draw:page draw:name="page20" draw:style-name="dp1" draw:master-page-name="Default">
        <draw:custom-shape draw:style-name="gr74" draw:text-style-name="P1" draw:layer="layout" svg:width="5.553cm" svg:height="3.881cm" svg:x="12.802cm" svg:y="11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" draw:layer="layout" svg:width="5.553cm" svg:height="3.791cm" svg:x="8.504cm" svg:y="10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" draw:layer="layout" svg:width="5.553cm" svg:height="3.702cm" svg:x="4.146cm" svg:y="9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5.181cm" svg:height="2.394cm" svg:x="9.209cm" svg:y="4.081cm">
          <text:p/>
          <draw:enhanced-geometry svg:viewBox="0 0 21600 21600" draw:type="rectangle" draw:enhanced-path="M 0 0 L 21600 0 21600 21600 0 21600 0 0 Z N"/>
        </draw:custom-shape>
        <draw:frame draw:style-name="gr78" draw:text-style-name="P4" draw:layer="layout" svg:width="11.111cm" svg:height="2.068cm" svg:x="1.66cm" svg:y="2.507cm">
          <draw:text-box>
            <text:p><text:span text:style-name="T3">Multiplier network – does a * 556 (=0x22c = 01 0010 1100).</text:span></text:p>
            <text:p><text:span text:style-name="T4"/></text:p>
            <text:p><text:span text:style-name="T4"/></text:p>
          </draw:text-box>
        </draw:frame>
        <draw:custom-shape draw:style-name="gr18" draw:text-style-name="P2" draw:layer="layout" svg:width="0.508cm" svg:height="0.508cm" svg:x="9.74cm" svg:y="4.5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0" draw:layer="layout" svg:width="3.985cm" svg:height="0.771cm" svg:x="10.17cm" svg:y="4.384cm">
          <draw:text-box>
            <text:p text:style-name="P1"><text:span text:style-name="T1">Threshold = 2, Leak</text:span></text:p>
          </draw:text-box>
        </draw:frame>
        <draw:custom-shape draw:style-name="gr20" draw:text-style-name="P2" draw:layer="layout" svg:width="0.508cm" svg:height="0.508cm" svg:x="9.728cm" svg:y="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0" draw:layer="layout" svg:width="3.985cm" svg:height="0.771cm" svg:x="10.17cm" svg:y="5.385cm">
          <draw:text-box>
            <text:p text:style-name="P1"><text:span text:style-name="T1">Threshold = 3, Leak</text:span></text:p>
          </draw:text-box>
        </draw:frame>
        <draw:path draw:style-name="gr9" draw:text-style-name="P1" draw:layer="layout" svg:width="1.854cm" svg:height="0.682cm" svg:x="5.063cm" svg:y="10.147cm" svg:viewBox="0 0 1855 683" svg:d="M0 683c843-733 1855-682 1855-682">
          <text:p/>
        </draw:path>
        <draw:path draw:style-name="gr9" draw:text-style-name="P1" draw:layer="layout" svg:width="1.939cm" svg:height="0.732cm" svg:x="5.063cm" svg:y="12.295cm" svg:viewBox="0 0 1940 733" svg:d="M0 0c815 767 1940 733 1940 733">
          <text:p/>
        </draw:path>
        <draw:path draw:style-name="gr9" draw:text-style-name="P1" draw:layer="layout" svg:width="1.839cm" svg:height="0.51cm" svg:x="5.135cm" svg:y="10.881cm" svg:viewBox="0 0 1840 511" svg:d="M0 0c1429 102 1840 511 1840 511">
          <text:p/>
        </draw:path>
        <draw:path draw:style-name="gr9" draw:text-style-name="P1" draw:layer="layout" svg:width="1.922cm" svg:height="0.476cm" svg:x="5.08cm" svg:y="11.784cm" svg:viewBox="0 0 1923 477" svg:d="M0 477c1402-136 1923-477 1923-477">
          <text:p/>
        </draw:path>
        <draw:path draw:style-name="gr9" draw:text-style-name="P1" draw:layer="layout" svg:width="1.973cm" svg:height="1.874cm" svg:x="5.029cm" svg:y="10.386cm" svg:viewBox="0 0 1974 1875" svg:d="M0 1875c970-1415 1974-1875 1974-1875">
          <text:p/>
        </draw:path>
        <draw:path draw:style-name="gr9" draw:text-style-name="P1" draw:layer="layout" svg:width="1.905cm" svg:height="1.942cm" svg:x="5.08cm" svg:y="10.863cm" svg:viewBox="0 0 1906 1943" svg:d="M0 0c800 1295 1906 1943 1906 1943">
          <text:p/>
        </draw:path>
        <draw:path draw:style-name="gr9" draw:text-style-name="P1" draw:layer="layout" svg:width="1.905cm" svg:height="1.226cm" svg:x="7.258cm" svg:y="10.148cm" svg:viewBox="0 0 1906 1227" svg:d="M0 0c1242 204 1906 1227 1906 1227">
          <text:p/>
        </draw:path>
        <draw:path draw:style-name="gr9" draw:text-style-name="P1" draw:layer="layout" svg:width="1.973cm" svg:height="1.21cm" svg:x="7.19cm" svg:y="11.818cm" svg:viewBox="0 0 1974 1211" svg:d="M0 1211c1293-358 1974-1211 1974-1211">
          <text:p/>
        </draw:path>
        <draw:path draw:style-name="gr9" draw:text-style-name="P1" draw:layer="layout" svg:width="0cm" svg:height="1.124cm" svg:x="7.173cm" svg:y="10.42cm" svg:viewBox="0 0 0 1125" svg:d="M0 1125c0-1091 0-1125 0-1125">
          <text:p/>
        </draw:path>
        <draw:line draw:style-name="gr9" draw:text-style-name="P1" draw:layer="layout" svg:x1="7.19cm" svg:y1="11.528cm" svg:x2="7.207cm" svg:y2="12.687cm">
          <text:p/>
        </draw:line>
        <draw:path draw:style-name="gr9" draw:text-style-name="P1" draw:layer="layout" svg:width="0.47cm" svg:height="0.564cm" svg:x="7.258cm" svg:y="11.477cm" svg:viewBox="0 0 471 565" svg:d="M170 0c766 955-170 410-170 410">
          <text:p/>
        </draw:path>
        <draw:path draw:style-name="gr3" draw:text-style-name="P1" draw:layer="layout" svg:width="1.905cm" svg:height="0.2cm" svg:x="7.173cm" svg:y="11.31cm" svg:viewBox="0 0 1906 201" svg:d="M0 201c936-443 1906-16 1906-16">
          <text:p/>
        </draw:path>
        <draw:custom-shape draw:style-name="gr16" draw:text-style-name="P2" draw:layer="layout" svg:width="0.571cm" svg:height="0.572cm" svg:x="6.91cm" svg:y="9.85cm">
          <text:p text:style-name="P1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6.91cm" svg:y="12.708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561cm" svg:y1="10.821cm" svg:x2="4.834cm" svg:y2="10.852cm">
          <text:p/>
        </draw:line>
        <draw:custom-shape draw:style-name="gr17" draw:text-style-name="P2" draw:layer="layout" svg:width="0.571cm" svg:height="0.571cm" svg:x="6.91cm" svg:y="11.279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1.854cm" svg:height="0.682cm" svg:x="9.361cm" svg:y="10.864cm" svg:viewBox="0 0 1855 683" svg:d="M0 683c843-733 1855-682 1855-682">
          <text:p/>
        </draw:path>
        <draw:path draw:style-name="gr9" draw:text-style-name="P1" draw:layer="layout" svg:width="1.939cm" svg:height="0.732cm" svg:x="9.361cm" svg:y="13.012cm" svg:viewBox="0 0 1940 733" svg:d="M0 0c815 767 1940 733 1940 733">
          <text:p/>
        </draw:path>
        <draw:path draw:style-name="gr9" draw:text-style-name="P1" draw:layer="layout" svg:width="1.839cm" svg:height="0.51cm" svg:x="9.433cm" svg:y="11.598cm" svg:viewBox="0 0 1840 511" svg:d="M0 0c1429 102 1840 511 1840 511">
          <text:p/>
        </draw:path>
        <draw:path draw:style-name="gr9" draw:text-style-name="P1" draw:layer="layout" svg:width="1.922cm" svg:height="0.476cm" svg:x="9.378cm" svg:y="12.501cm" svg:viewBox="0 0 1923 477" svg:d="M0 477c1402-136 1923-477 1923-477">
          <text:p/>
        </draw:path>
        <draw:path draw:style-name="gr9" draw:text-style-name="P1" draw:layer="layout" svg:width="1.973cm" svg:height="1.874cm" svg:x="9.327cm" svg:y="11.103cm" svg:viewBox="0 0 1974 1875" svg:d="M0 1875c970-1415 1974-1875 1974-1875">
          <text:p/>
        </draw:path>
        <draw:path draw:style-name="gr9" draw:text-style-name="P1" draw:layer="layout" svg:width="1.905cm" svg:height="1.942cm" svg:x="9.378cm" svg:y="11.58cm" svg:viewBox="0 0 1906 1943" svg:d="M0 0c800 1295 1906 1943 1906 1943">
          <text:p/>
        </draw:path>
        <draw:path draw:style-name="gr9" draw:text-style-name="P1" draw:layer="layout" svg:width="1.905cm" svg:height="1.226cm" svg:x="11.556cm" svg:y="10.865cm" svg:viewBox="0 0 1906 1227" svg:d="M0 0c1242 204 1906 1227 1906 1227">
          <text:p/>
        </draw:path>
        <draw:path draw:style-name="gr9" draw:text-style-name="P1" draw:layer="layout" svg:width="1.973cm" svg:height="1.21cm" svg:x="11.488cm" svg:y="12.535cm" svg:viewBox="0 0 1974 1211" svg:d="M0 1211c1293-358 1974-1211 1974-1211">
          <text:p/>
        </draw:path>
        <draw:path draw:style-name="gr9" draw:text-style-name="P1" draw:layer="layout" svg:width="0cm" svg:height="1.124cm" svg:x="11.471cm" svg:y="11.137cm" svg:viewBox="0 0 0 1125" svg:d="M0 1125c0-1091 0-1125 0-1125">
          <text:p/>
        </draw:path>
        <draw:line draw:style-name="gr9" draw:text-style-name="P1" draw:layer="layout" svg:x1="11.488cm" svg:y1="12.245cm" svg:x2="11.505cm" svg:y2="13.404cm">
          <text:p/>
        </draw:line>
        <draw:path draw:style-name="gr9" draw:text-style-name="P1" draw:layer="layout" svg:width="0.47cm" svg:height="0.564cm" svg:x="11.556cm" svg:y="12.194cm" svg:viewBox="0 0 471 565" svg:d="M170 0c766 955-170 410-170 410">
          <text:p/>
        </draw:path>
        <draw:path draw:style-name="gr3" draw:text-style-name="P1" draw:layer="layout" svg:width="1.905cm" svg:height="0.2cm" svg:x="11.471cm" svg:y="12.027cm" svg:viewBox="0 0 1906 201" svg:d="M0 201c936-443 1906-16 1906-16">
          <text:p/>
        </draw:path>
        <draw:custom-shape draw:style-name="gr16" draw:text-style-name="P2" draw:layer="layout" svg:width="0.571cm" svg:height="0.572cm" svg:x="11.208cm" svg:y="10.567cm">
          <text:p text:style-name="P1"><text:span text:style-name="T1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11.208cm" svg:y="13.425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71cm" svg:height="0.571cm" svg:x="11.208cm" svg:y="11.996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9.049cm" svg:y="11.279cm">
          <text:p text:style-name="P1"><text:span text:style-name="T1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1.854cm" svg:height="0.682cm" svg:x="13.659cm" svg:y="11.581cm" svg:viewBox="0 0 1855 683" svg:d="M0 683c843-733 1855-682 1855-682">
          <text:p/>
        </draw:path>
        <draw:path draw:style-name="gr9" draw:text-style-name="P1" draw:layer="layout" svg:width="1.939cm" svg:height="0.732cm" svg:x="13.659cm" svg:y="13.729cm" svg:viewBox="0 0 1940 733" svg:d="M0 0c815 767 1940 733 1940 733">
          <text:p/>
        </draw:path>
        <draw:path draw:style-name="gr9" draw:text-style-name="P1" draw:layer="layout" svg:width="1.839cm" svg:height="0.51cm" svg:x="13.731cm" svg:y="12.315cm" svg:viewBox="0 0 1840 511" svg:d="M0 0c1429 102 1840 511 1840 511">
          <text:p/>
        </draw:path>
        <draw:path draw:style-name="gr9" draw:text-style-name="P1" draw:layer="layout" svg:width="1.922cm" svg:height="0.476cm" svg:x="13.676cm" svg:y="13.218cm" svg:viewBox="0 0 1923 477" svg:d="M0 477c1402-136 1923-477 1923-477">
          <text:p/>
        </draw:path>
        <draw:path draw:style-name="gr9" draw:text-style-name="P1" draw:layer="layout" svg:width="1.973cm" svg:height="1.874cm" svg:x="13.625cm" svg:y="11.82cm" svg:viewBox="0 0 1974 1875" svg:d="M0 1875c970-1415 1974-1875 1974-1875">
          <text:p/>
        </draw:path>
        <draw:path draw:style-name="gr9" draw:text-style-name="P1" draw:layer="layout" svg:width="1.905cm" svg:height="1.942cm" svg:x="13.676cm" svg:y="12.297cm" svg:viewBox="0 0 1906 1943" svg:d="M0 0c800 1295 1906 1943 1906 1943">
          <text:p/>
        </draw:path>
        <draw:path draw:style-name="gr9" draw:text-style-name="P1" draw:layer="layout" svg:width="1.905cm" svg:height="1.226cm" svg:x="15.854cm" svg:y="11.582cm" svg:viewBox="0 0 1906 1227" svg:d="M0 0c1242 204 1906 1227 1906 1227">
          <text:p/>
        </draw:path>
        <draw:path draw:style-name="gr9" draw:text-style-name="P1" draw:layer="layout" svg:width="1.973cm" svg:height="1.21cm" svg:x="15.786cm" svg:y="13.252cm" svg:viewBox="0 0 1974 1211" svg:d="M0 1211c1293-358 1974-1211 1974-1211">
          <text:p/>
        </draw:path>
        <draw:path draw:style-name="gr9" draw:text-style-name="P1" draw:layer="layout" svg:width="0cm" svg:height="1.124cm" svg:x="15.769cm" svg:y="11.854cm" svg:viewBox="0 0 0 1125" svg:d="M0 1125c0-1091 0-1125 0-1125">
          <text:p/>
        </draw:path>
        <draw:line draw:style-name="gr9" draw:text-style-name="P1" draw:layer="layout" svg:x1="15.786cm" svg:y1="12.962cm" svg:x2="15.803cm" svg:y2="14.121cm">
          <text:p/>
        </draw:line>
        <draw:path draw:style-name="gr9" draw:text-style-name="P1" draw:layer="layout" svg:width="0.47cm" svg:height="0.564cm" svg:x="15.854cm" svg:y="12.911cm" svg:viewBox="0 0 471 565" svg:d="M170 0c766 955-170 410-170 410">
          <text:p/>
        </draw:path>
        <draw:path draw:style-name="gr3" draw:text-style-name="P1" draw:layer="layout" svg:width="1.905cm" svg:height="0.2cm" svg:x="15.769cm" svg:y="12.744cm" svg:viewBox="0 0 1906 201" svg:d="M0 201c936-443 1906-16 1906-16">
          <text:p/>
        </draw:path>
        <draw:custom-shape draw:style-name="gr16" draw:text-style-name="P2" draw:layer="layout" svg:width="0.571cm" svg:height="0.572cm" svg:x="15.506cm" svg:y="11.284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15.506cm" svg:y="14.142cm">
          <text:p text:style-name="P1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84cm" svg:height="0.559cm" svg:x="13.336cm" svg:y="13.433cm">
          <text:p text:style-name="P1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71cm" svg:height="0.571cm" svg:x="15.506cm" svg:y="12.713cm">
          <text:p text:style-name="P1"><text:span text:style-name="T1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13.347cm" svg:y="11.996cm">
          <text:p text:style-name="P1"><text:span text:style-name="T1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9" draw:text-style-name="P1" draw:layer="layout" svg:width="0.29cm" svg:height="1.163cm" svg:x="4.721cm" svg:y="10.858cm" svg:viewBox="0 0 291 1164" svg:d="M291 0c-597 597-90 1164-90 1164">
          <text:p/>
        </draw:path>
        <draw:custom-shape draw:style-name="gr4" draw:text-style-name="P2" draw:layer="layout" svg:width="0.571cm" svg:height="0.572cm" svg:x="4.77cm" svg:y="10.564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10" draw:layer="layout" svg:width="2.429cm" svg:height="0.771cm" svg:x="2.045cm" svg:y="10.735cm">
          <draw:text-box>
            <text:p text:style-name="P1"><text:span text:style-name="T1">Delay = 3</text:span></text:p>
          </draw:text-box>
        </draw:frame>
        <draw:path draw:style-name="gr81" draw:text-style-name="P1" draw:layer="layout" svg:width="4.072cm" svg:height="1.474cm" svg:x="5.015cm" svg:y="12.371cm" svg:viewBox="0 0 4073 1475" svg:d="M21 0c-363 2779 4052 779 4052 779">
          <text:p/>
        </draw:path>
        <draw:frame draw:style-name="gr80" draw:text-style-name="P10" draw:layer="layout" svg:width="2.429cm" svg:height="0.771cm" svg:x="5.964cm" svg:y="13.954cm">
          <draw:text-box>
            <text:p text:style-name="P1"><text:span text:style-name="T1">Delay = 4</text:span></text:p>
          </draw:text-box>
        </draw:frame>
        <draw:path draw:style-name="gr81" draw:text-style-name="P1" draw:layer="layout" svg:width="4.072cm" svg:height="1.474cm" svg:x="9.311cm" svg:y="13.138cm" svg:viewBox="0 0 4073 1475" svg:d="M21 0c-363 2779 4052 779 4052 779">
          <text:p/>
        </draw:path>
        <draw:frame draw:style-name="gr80" draw:text-style-name="P10" draw:layer="layout" svg:width="2.429cm" svg:height="0.771cm" svg:x="10.26cm" svg:y="14.721cm">
          <draw:text-box>
            <text:p text:style-name="P1"><text:span text:style-name="T1">Delay = 6</text:span></text:p>
          </draw:text-box>
        </draw:frame>
        <draw:custom-shape draw:style-name="gr4" draw:text-style-name="P2" draw:layer="layout" svg:width="0.584cm" svg:height="0.559cm" svg:x="4.74cm" svg:y="11.999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84cm" svg:height="0.559cm" svg:x="9.038cm" svg:y="12.716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19.574cm" svg:y="12.504cm">
          <text:p text:style-name="P1"><text:span text:style-name="T1">Pro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8" draw:text-style-name="P1" draw:layer="layout" svg:width="12.367cm" svg:height="0.96cm" svg:x="1.655cm" svg:y="9.683cm" svg:viewBox="0 0 12368 961" svg:d="M0 961c3311-1770 12368-552 12368-552">
          <text:p/>
        </draw:path>
        <draw:path draw:style-name="gr9" draw:text-style-name="P1" draw:layer="layout" svg:width="15.999cm" svg:height="1.826cm" svg:x="1.494cm" svg:y="8.932cm" svg:viewBox="0 0 16000 1827" svg:d="M0 1827c3977-3081 16000-1333 16000-1333">
          <text:p/>
        </draw:path>
        <draw:path draw:style-name="gr9" draw:text-style-name="P1" draw:layer="layout" svg:width="1.131cm" svg:height="0.642cm" svg:x="18.23cm" svg:y="9.104cm" svg:viewBox="0 0 1132 643" svg:d="M0 0c2360 138 299 643 299 643">
          <text:p/>
        </draw:path>
        <draw:line draw:style-name="gr3" draw:text-style-name="P1" draw:layer="layout" svg:x1="14.598cm" svg:y1="10.138cm" svg:x2="17.494cm" svg:y2="9.747cm">
          <text:p/>
        </draw:line>
        <draw:custom-shape draw:style-name="gr4" draw:text-style-name="P2" draw:layer="layout" svg:width="1.016cm" svg:height="1.016cm" svg:x="13.96cm" svg:y="9.676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8" draw:text-style-name="P1" draw:layer="layout" svg:width="1.931cm" svg:height="2.804cm" svg:x="18.161cm" svg:y="9.747cm" svg:viewBox="0 0 1932 2805" svg:d="M0 0c2046 805 1931 2805 1931 2805">
          <text:p/>
        </draw:path>
        <draw:line draw:style-name="gr9" draw:text-style-name="P1" draw:layer="layout" svg:x1="17.931cm" svg:y1="13.012cm" svg:x2="19.494cm" svg:y2="13.012cm">
          <text:p/>
        </draw:line>
        <draw:custom-shape draw:style-name="gr4" draw:text-style-name="P2" draw:layer="layout" svg:width="0.571cm" svg:height="0.571cm" svg:x="17.645cm" svg:y="12.713cm">
          <text:p text:style-name="P1"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546cm" svg:y="9.079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.04cm" svg:y="10.3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10" draw:layer="layout" svg:width="2.429cm" svg:height="0.771cm" svg:x="8.345cm" svg:y="9.012cm">
          <draw:text-box>
            <text:p text:style-name="P1"><text:span text:style-name="T1">Delay = </text:span><text:span text:style-name="T5">w</text:span></text:p>
          </draw:text-box>
        </draw:frame>
        <draw:frame draw:style-name="gr80" draw:text-style-name="P10" draw:layer="layout" svg:width="2.429cm" svg:height="0.771cm" svg:x="17.357cm" svg:y="10.299cm">
          <draw:text-box>
            <text:p text:style-name="P1"><text:span text:style-name="T1">Delay = 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4-09-17T08:50:03</meta:creation-date>
    <meta:generator>OpenOffice/4.1.15$Unix OpenOffice.org_project/4115m2$Build-9813</meta:generator>
    <dc:date>2025-11-13T23:46:27</dc:date>
    <dc:creator>James Plank</dc:creator>
    <meta:editing-duration>P17DT8H57M36S</meta:editing-duration>
    <meta:editing-cycles>370</meta:editing-cycles>
    <meta:document-statistic meta:object-count="854"/>
  </office:meta>
</office:document-meta>
</file>